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220f46" officeooo:paragraph-rsid="00220f46"/>
    </style:style>
    <style:style style:name="P19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0" style:family="paragraph" style:parent-style-name="Standard">
      <style:text-properties officeooo:rsid="00220f46" officeooo:paragraph-rsid="004e366f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3b47a" officeooo:paragraph-rsid="0023b47a"/>
    </style:style>
    <style:style style:name="P23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4" style:family="paragraph" style:parent-style-name="Standard">
      <style:text-properties officeooo:rsid="0026bf67" officeooo:paragraph-rsid="0026bf67"/>
    </style:style>
    <style:style style:name="P25" style:family="paragraph" style:parent-style-name="Standard">
      <style:text-properties officeooo:rsid="0026bf67" officeooo:paragraph-rsid="002ddda3"/>
    </style:style>
    <style:style style:name="P26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27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28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29" style:family="paragraph" style:parent-style-name="Standard">
      <style:text-properties officeooo:rsid="0026d358" officeooo:paragraph-rsid="002ddda3"/>
    </style:style>
    <style:style style:name="P30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1" style:family="paragraph" style:parent-style-name="Standard">
      <style:text-properties officeooo:rsid="0028b40a" officeooo:paragraph-rsid="002ddda3"/>
    </style:style>
    <style:style style:name="P32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3" style:family="paragraph" style:parent-style-name="Standard">
      <style:text-properties officeooo:rsid="0028b40a" officeooo:paragraph-rsid="00330baf"/>
    </style:style>
    <style:style style:name="P34" style:family="paragraph" style:parent-style-name="Standard">
      <style:text-properties officeooo:rsid="0029a9e1" officeooo:paragraph-rsid="002ddda3"/>
    </style:style>
    <style:style style:name="P35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36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1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2" style:family="paragraph" style:parent-style-name="Standard">
      <style:text-properties officeooo:rsid="0033549e" officeooo:paragraph-rsid="0033549e"/>
    </style:style>
    <style:style style:name="P43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4" style:family="paragraph" style:parent-style-name="Standard">
      <style:text-properties officeooo:rsid="0033549e" officeooo:paragraph-rsid="0052cbfa"/>
    </style:style>
    <style:style style:name="P45" style:family="paragraph" style:parent-style-name="Standard">
      <style:text-properties officeooo:rsid="00337ed6" officeooo:paragraph-rsid="00337ed6"/>
    </style:style>
    <style:style style:name="P46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7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48" style:family="paragraph" style:parent-style-name="Standard">
      <style:text-properties officeooo:rsid="0033f838" officeooo:paragraph-rsid="0033f838"/>
    </style:style>
    <style:style style:name="P49" style:family="paragraph" style:parent-style-name="Standard">
      <style:text-properties officeooo:rsid="003496e8" officeooo:paragraph-rsid="003496e8"/>
    </style:style>
    <style:style style:name="P50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1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3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4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55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62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63" style:family="paragraph" style:parent-style-name="Standard">
      <style:paragraph-properties fo:text-align="justify" style:justify-single-word="false"/>
      <style:text-properties officeooo:rsid="003b09b9" officeooo:paragraph-rsid="003b09b9"/>
    </style:style>
    <style:style style:name="P64" style:family="paragraph" style:parent-style-name="Standard">
      <style:text-properties officeooo:rsid="001722ce" officeooo:paragraph-rsid="001722ce"/>
    </style:style>
    <style:style style:name="P65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bd5a1" officeooo:paragraph-rsid="005bd5a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5bd5a1" officeooo:paragraph-rsid="005bd5a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74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75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76" style:family="paragraph" style:parent-style-name="Standard" style:list-style-name="L1">
      <style:paragraph-properties fo:text-align="justify" style:justify-single-word="false"/>
      <style:text-properties officeooo:rsid="0018c5cb" officeooo:paragraph-rsid="006222c1"/>
    </style:style>
    <style:style style:name="P77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78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79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80" style:family="paragraph" style:parent-style-name="Standard">
      <style:text-properties officeooo:rsid="0018c5cb" officeooo:paragraph-rsid="0018c5cb"/>
    </style:style>
    <style:style style:name="P81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1a2456" officeooo:paragraph-rsid="0054a1c2"/>
    </style:style>
    <style:style style:name="P83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84" style:family="paragraph" style:parent-style-name="Standard">
      <style:text-properties officeooo:rsid="001a2456" officeooo:paragraph-rsid="0054a1c2"/>
    </style:style>
    <style:style style:name="P85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86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87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88" style:family="paragraph" style:parent-style-name="Standard">
      <style:text-properties fo:color="#cc7832" style:font-name="Bitstream Vera Sans Mono" fo:font-size="9pt" fo:font-style="normal" fo:font-weight="normal" officeooo:rsid="0026bf67" officeooo:paragraph-rsid="002ddda3" style:font-size-asian="9pt" style:font-style-asian="normal" style:font-weight-asian="normal"/>
    </style:style>
    <style:style style:name="P89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90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91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92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93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94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95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96" style:family="paragraph" style:parent-style-name="Standard">
      <style:text-properties officeooo:rsid="001d7663" officeooo:paragraph-rsid="004abedc"/>
    </style:style>
    <style:style style:name="P97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98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99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100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101" style:family="paragraph" style:parent-style-name="Standard">
      <style:text-properties officeooo:rsid="001f21a2" officeooo:paragraph-rsid="001f21a2"/>
    </style:style>
    <style:style style:name="P102" style:family="paragraph" style:parent-style-name="Standard">
      <style:text-properties officeooo:rsid="001f21a2" officeooo:paragraph-rsid="0031ad7c"/>
    </style:style>
    <style:style style:name="P103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104" style:family="paragraph" style:parent-style-name="Standard" style:list-style-name="L7">
      <style:text-properties officeooo:rsid="0033f838" officeooo:paragraph-rsid="0033f838"/>
    </style:style>
    <style:style style:name="P105" style:family="paragraph" style:parent-style-name="Standard">
      <style:text-properties officeooo:rsid="0033f838" officeooo:paragraph-rsid="006c9fb3"/>
    </style:style>
    <style:style style:name="P106" style:family="paragraph" style:parent-style-name="Standard" style:list-style-name="L7">
      <style:text-properties officeooo:rsid="004d1aaa" officeooo:paragraph-rsid="004d1aaa"/>
    </style:style>
    <style:style style:name="P107" style:family="paragraph" style:parent-style-name="Standard" style:list-style-name="L8">
      <style:text-properties officeooo:rsid="00220f46" officeooo:paragraph-rsid="00220f46"/>
    </style:style>
    <style:style style:name="P108" style:family="paragraph" style:parent-style-name="Standard" style:list-style-name="L8">
      <style:text-properties officeooo:rsid="00220f46" officeooo:paragraph-rsid="00569a64"/>
    </style:style>
    <style:style style:name="P109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110" style:family="paragraph" style:parent-style-name="Standard">
      <style:text-properties officeooo:rsid="00220f46" officeooo:paragraph-rsid="006c9fb3"/>
    </style:style>
    <style:style style:name="P111" style:family="paragraph" style:parent-style-name="Standard">
      <style:text-properties officeooo:rsid="00220f46" officeooo:paragraph-rsid="00569a64"/>
    </style:style>
    <style:style style:name="P112" style:family="paragraph" style:parent-style-name="Standard">
      <style:text-properties officeooo:rsid="00220f46" officeooo:paragraph-rsid="00220f46"/>
    </style:style>
    <style:style style:name="P113" style:family="paragraph" style:parent-style-name="Standard">
      <style:text-properties officeooo:rsid="00220f46" officeooo:paragraph-rsid="0031ad7c"/>
    </style:style>
    <style:style style:name="P114" style:family="paragraph" style:parent-style-name="Standard" style:list-style-name="L8">
      <style:text-properties officeooo:rsid="0056cb6b" officeooo:paragraph-rsid="0056cb6b"/>
    </style:style>
    <style:style style:name="P115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116" style:family="paragraph" style:parent-style-name="Standard">
      <style:text-properties officeooo:rsid="0033549e" officeooo:paragraph-rsid="0033549e"/>
    </style:style>
    <style:style style:name="P117" style:family="paragraph" style:parent-style-name="Standard" style:list-style-name="L11">
      <style:paragraph-properties fo:text-align="justify" style:justify-single-word="false"/>
      <style:text-properties officeooo:rsid="00337ed6" officeooo:paragraph-rsid="00337ed6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119" style:family="paragraph" style:parent-style-name="Standard">
      <style:text-properties officeooo:rsid="0023b47a" officeooo:paragraph-rsid="00337ed6"/>
    </style:style>
    <style:style style:name="P120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121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7693ff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8" style:family="text">
      <style:text-properties fo:color="#cc7832" style:font-name="Bitstream Vera Sans Mono" fo:font-size="9pt" fo:font-style="normal" style:font-size-asian="9pt" style:font-style-asian="normal"/>
    </style:style>
    <style:style style:name="T9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0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3" style:family="text">
      <style:text-properties fo:color="#a9b7c6" style:font-name="Bitstream Vera Sans Mono" fo:font-size="9pt" fo:font-style="normal" style:font-size-asian="9pt" style:font-style-asian="normal"/>
    </style:style>
    <style:style style:name="T14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6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8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9" style:family="text">
      <style:text-properties fo:color="#9876aa" style:font-name="Bitstream Vera Sans Mono" fo:font-size="9pt" fo:font-style="normal" style:font-size-asian="9pt" style:font-style-asian="normal"/>
    </style:style>
    <style:style style:name="T20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1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abedc" style:font-weight-asian="bold" style:font-weight-complex="bold"/>
    </style:style>
    <style:style style:name="T26" style:family="text">
      <style:text-properties fo:font-weight="bold" officeooo:rsid="004d1aaa" style:font-weight-asian="bold" style:font-weight-complex="bold"/>
    </style:style>
    <style:style style:name="T27" style:family="text">
      <style:text-properties fo:font-weight="bold" officeooo:rsid="0050fd94" style:font-weight-asian="bold" style:font-weight-complex="bold"/>
    </style:style>
    <style:style style:name="T28" style:family="text">
      <style:text-properties fo:font-weight="bold" officeooo:rsid="0054a1c2" style:font-weight-asian="bold" style:font-weight-complex="bold"/>
    </style:style>
    <style:style style:name="T29" style:family="text">
      <style:text-properties fo:font-weight="bold" officeooo:rsid="00569a64" style:font-weight-asian="bold" style:font-weight-complex="bold"/>
    </style:style>
    <style:style style:name="T30" style:family="text">
      <style:text-properties fo:font-weight="bold" officeooo:rsid="0056cb6b" style:font-weight-asian="bold" style:font-weight-complex="bold"/>
    </style:style>
    <style:style style:name="T31" style:family="text">
      <style:text-properties officeooo:rsid="001a2456"/>
    </style:style>
    <style:style style:name="T32" style:family="text">
      <style:text-properties officeooo:rsid="001be19b"/>
    </style:style>
    <style:style style:name="T33" style:family="text">
      <style:text-properties officeooo:rsid="00211253"/>
    </style:style>
    <style:style style:name="T34" style:family="text">
      <style:text-properties officeooo:rsid="00220f46"/>
    </style:style>
    <style:style style:name="T35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38" style:family="text">
      <style:text-properties fo:color="#6a8759" style:font-name="Bitstream Vera Sans Mono" fo:font-size="9pt" fo:font-style="normal" style:font-size-asian="9pt" style:font-style-asian="normal"/>
    </style:style>
    <style:style style:name="T39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40" style:family="text">
      <style:text-properties officeooo:rsid="0023b47a"/>
    </style:style>
    <style:style style:name="T41" style:family="text">
      <style:text-properties officeooo:rsid="0026bf67"/>
    </style:style>
    <style:style style:name="T42" style:family="text">
      <style:text-properties officeooo:rsid="0029a9e1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4916fe" style:font-style-asian="italic" style:font-style-complex="italic"/>
    </style:style>
    <style:style style:name="T45" style:family="text">
      <style:text-properties fo:font-style="italic" officeooo:rsid="0050fd94" style:font-style-asian="italic" style:font-style-complex="italic"/>
    </style:style>
    <style:style style:name="T46" style:family="text">
      <style:text-properties fo:font-style="italic" officeooo:rsid="0054a1c2" style:font-style-asian="italic" style:font-style-complex="italic"/>
    </style:style>
    <style:style style:name="T47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48" style:family="text">
      <style:text-properties officeooo:rsid="002ddda3"/>
    </style:style>
    <style:style style:name="T49" style:family="text">
      <style:text-properties officeooo:rsid="0030c1b2"/>
    </style:style>
    <style:style style:name="T50" style:family="text">
      <style:text-properties officeooo:rsid="00330baf"/>
    </style:style>
    <style:style style:name="T51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2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3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54" style:family="text">
      <style:text-properties fo:color="#ffc66d" style:font-name="Bitstream Vera Sans Mono" fo:font-size="9pt" fo:font-style="italic" style:font-size-asian="9pt" style:font-style-asian="italic"/>
    </style:style>
    <style:style style:name="T55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56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57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58" style:family="text">
      <style:text-properties fo:color="#ffc66d" style:font-name="Bitstream Vera Sans Mono" fo:font-size="9pt" fo:font-style="normal" style:font-size-asian="9pt" style:font-style-asian="normal"/>
    </style:style>
    <style:style style:name="T59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0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61" style:family="text">
      <style:text-properties officeooo:rsid="00337ed6"/>
    </style:style>
    <style:style style:name="T62" style:family="text">
      <style:text-properties officeooo:rsid="0033f838"/>
    </style:style>
    <style:style style:name="T63" style:family="text">
      <style:text-properties officeooo:rsid="0034fa23"/>
    </style:style>
    <style:style style:name="T64" style:family="text">
      <style:text-properties officeooo:rsid="00368c07"/>
    </style:style>
    <style:style style:name="T65" style:family="text">
      <style:text-properties officeooo:rsid="00376a65"/>
    </style:style>
    <style:style style:name="T66" style:family="text">
      <style:text-properties officeooo:rsid="003a428f"/>
    </style:style>
    <style:style style:name="T67" style:family="text">
      <style:text-properties officeooo:rsid="003b09b9"/>
    </style:style>
    <style:style style:name="T68" style:family="text">
      <style:text-properties officeooo:rsid="003bafe4"/>
    </style:style>
    <style:style style:name="T69" style:family="text">
      <style:text-properties officeooo:rsid="003cbe58"/>
    </style:style>
    <style:style style:name="T70" style:family="text">
      <style:text-properties officeooo:rsid="0044418a"/>
    </style:style>
    <style:style style:name="T71" style:family="text">
      <style:text-properties officeooo:rsid="004916fe"/>
    </style:style>
    <style:style style:name="T72" style:family="text">
      <style:text-properties officeooo:rsid="004abedc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bf153" style:font-weight-asian="normal" style:font-weight-complex="normal"/>
    </style:style>
    <style:style style:name="T75" style:family="text">
      <style:text-properties fo:font-weight="normal" officeooo:rsid="00569a64" style:font-weight-asian="normal" style:font-weight-complex="normal"/>
    </style:style>
    <style:style style:name="T76" style:family="text">
      <style:text-properties fo:font-weight="normal" officeooo:rsid="0068dcf3" style:font-weight-asian="normal" style:font-weight-complex="normal"/>
    </style:style>
    <style:style style:name="T77" style:family="text">
      <style:text-properties officeooo:rsid="004bf153"/>
    </style:style>
    <style:style style:name="T78" style:family="text">
      <style:text-properties officeooo:rsid="004d1aaa"/>
    </style:style>
    <style:style style:name="T79" style:family="text">
      <style:text-properties officeooo:rsid="004e366f"/>
    </style:style>
    <style:style style:name="T80" style:family="text">
      <style:text-properties officeooo:rsid="0050fd94"/>
    </style:style>
    <style:style style:name="T81" style:family="text">
      <style:text-properties officeooo:rsid="0052cbfa"/>
    </style:style>
    <style:style style:name="T82" style:family="text">
      <style:text-properties officeooo:rsid="0054a1c2"/>
    </style:style>
    <style:style style:name="T83" style:family="text">
      <style:text-properties officeooo:rsid="0055a3e1"/>
    </style:style>
    <style:style style:name="T84" style:family="text">
      <style:text-properties officeooo:rsid="00569a64"/>
    </style:style>
    <style:style style:name="T85" style:family="text">
      <style:text-properties officeooo:rsid="0056cb6b"/>
    </style:style>
    <style:style style:name="T86" style:family="text">
      <style:text-properties officeooo:rsid="0056fb13"/>
    </style:style>
    <style:style style:name="T87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88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91" style:family="text">
      <style:text-properties officeooo:rsid="0058c2b0"/>
    </style:style>
    <style:style style:name="T92" style:family="text">
      <style:text-properties officeooo:rsid="005949d7"/>
    </style:style>
    <style:style style:name="T93" style:family="text">
      <style:text-properties officeooo:rsid="005a249d"/>
    </style:style>
    <style:style style:name="T94" style:family="text">
      <style:text-properties officeooo:rsid="00612269"/>
    </style:style>
    <style:style style:name="T95" style:family="text">
      <style:text-properties officeooo:rsid="006222c1"/>
    </style:style>
    <style:style style:name="T9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7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98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99" style:family="text">
      <style:text-properties officeooo:rsid="0064b441"/>
    </style:style>
    <style:style style:name="T100" style:family="text">
      <style:text-properties officeooo:rsid="00695048"/>
    </style:style>
    <style:style style:name="T101" style:family="text">
      <style:text-properties officeooo:rsid="006f4fee"/>
    </style:style>
    <style:style style:name="T102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03" style:family="text">
      <style:text-properties fo:font-size="12pt" fo:font-weight="bold" officeooo:rsid="00588a3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Andrea Ranalli<text:tab/><text:tab/> <text:s text:c="88"/>Matricola 916693</text:p>
      <text:p text:style-name="P65"/>
      <text:p text:style-name="P64"/>
      <text:p text:style-name="P40">Documentazione tecnica</text:p>
      <text:p text:style-name="P3"/>
      <text:p text:style-name="P3"/>
      <text:p text:style-name="P2">L’obbiettivo di questo progetto è la realizzazione di un’applicazione web che gestisc<text:span text:style-name="T32">a </text:span>una base di dati relativi a match sportivi di squadre di calcio.</text:p>
      <text:p text:style-name="P2"/>
      <text:p text:style-name="P63">Ho scelto <text:span text:style-name="T68">P</text:span>ostgre<text:span text:style-name="T68">SQL</text:span> come database, perché consente la creazione di domini (tipi di variabili) che semplificano sensibilmente il processo di creazione delle tabelle. <text:span text:style-name="T69">Ho utilizzato Lappstack, un bundle di applicazioni offerto gratuitamente da Bitnami, che comprende appunto PostgreSQL e Apache Web Server, che viene utilizzato per lo hosting delle pagine web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Domini</text:p>
      <text:p text:style-name="P24"/>
      <text:p text:style-name="P26">Prima <text:span text:style-name="T70">dell</text:span>e tabelle, <text:span text:style-name="T71">è opportuno</text:span> creare i domini.</text:p>
      <text:p text:style-name="P74">Un dominio è essenzialmente un tipo di dato sul quale possiamo applicare ulteriori restrizioni.</text:p>
      <text:p text:style-name="P26"/>
      <text:p text:style-name="P26">Codice per la creazione d<text:span text:style-name="T71">el dominio</text:span> <text:span text:style-name="T44">bet_domain</text:span>:</text:p>
      <text:p text:style-name="P28"/>
      <text:p text:style-name="P28"><text:span text:style-name="T2">create domain </text:span><text:span text:style-name="T10">bet_domain </text:span><text:span text:style-name="T2">as</text:span><text:line-break/><text:span text:style-name="T2"> <text:s text:c="3"/>char</text:span><text:span text:style-name="T10">(</text:span><text:span text:style-name="T21">1</text:span><text:span text:style-name="T10">) </text:span><text:span text:style-name="T2">not null check </text:span><text:span text:style-name="T10">( </text:span><text:span text:style-name="T2">value in</text:span><text:span text:style-name="T10">(</text:span><text:span text:style-name="T35">'a'</text:span><text:span text:style-name="T2">,</text:span><text:span text:style-name="T35">'h'</text:span><text:span text:style-name="T2">,</text:span><text:span text:style-name="T35">'d'</text:span><text:span text:style-name="T10">) )</text:span><text:span text:style-name="T2">;</text:span></text:p>
      <text:p text:style-name="P61"/>
      <text:p text:style-name="P28"/>
      <text:p text:style-name="P26"><text:span text:style-name="T44">bet_domain</text:span> è u<text:span text:style-name="T65">n carattere</text:span> non null<text:span text:style-name="T65">o</text:span> il cui valore può essere solo ‘<text:span text:style-name="T71">a’ (away)</text:span>, ‘<text:span text:style-name="T71">h’ (home) oppure</text:span> ‘<text:span text:style-name="T72">d’ (draw)</text:span>. In questo modo <text:span text:style-name="T65">risparmiamo spazio ed</text:span> impediamo errori di inserimento nel database.</text:p>
      <text:p text:style-name="P74">Questo dominio viene utilizzato <text:span text:style-name="T94">nel</text:span>la tabella <text:span text:style-name="T43">bets</text:span>, per indicare la scommessa <text:span text:style-name="T94">sul</text:span> risultato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Tabelle</text:p>
      <text:p text:style-name="P1"/>
      <text:p text:style-name="P2">Il database <text:span text:style-name="T41">è</text:span> costituito dalle seguenti tabelle:</text:p>
      <text:p text:style-name="P5"/>
      <text:p text:style-name="P51">- country</text:p>
      <text:p text:style-name="P6"/>
      <text:p text:style-name="P9">Contiene dati re<text:span text:style-name="T48">la</text:span>tivi ad una nazione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0">country(</text:span><text:line-break/><text:span text:style-name="T10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0">(</text:span><text:span text:style-name="T21">100</text:span><text:span text:style-name="T10">) </text:span><text:span text:style-name="T2">not null unique</text:span><text:line-break/><text:span text:style-name="T10">)</text:span><text:span text:style-name="T2">;</text:span></text:p>
      <text:p text:style-name="P4"/>
      <text:p text:style-name="P7"><text:span text:style-name="T64">Contiene i seguenti campi</text:span>:</text:p>
      <text:list xml:id="list363589222" text:style-name="L1">
        <text:list-item>
          <text:p text:style-name="P76"><text:span text:style-name="T25">id</text:span><text:span text:style-name="T24">:</text:span> <text:span text:style-name="T72">variabile di tipo serial</text:span> usato come chiave primaria. <text:span text:style-name="T31">Il tipo serial consente di generare automaticamente numeri interi unici per ogni record della tabella</text:span></text:p>
        </text:list-item>
        <text:list-item>
          <text:p text:style-name="P77"><text:span text:style-name="T24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6"/>
      <text:p text:style-name="P52"><text:span text:style-name="T49">- l</text:span>eague</text:p>
      <text:p text:style-name="P6"/>
      <text:p text:style-name="P9">Contiene dati relativi ad una lega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0">league(</text:span><text:line-break/><text:span text:style-name="T10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8">name </text:span><text:span text:style-name="T1">varchar</text:span><text:span text:style-name="T10">(</text:span><text:span text:style-name="T21">100</text:span><text:span text:style-name="T10">) </text:span><text:span text:style-name="T1">not null unique</text:span><text:line-break/><text:span text:style-name="T10">)</text:span><text:span text:style-name="T2">;</text:span></text:p>
      <text:p text:style-name="P4"/>
      <text:p text:style-name="P6"><text:span text:style-name="T64">Contiene i seguenti campi</text:span>:</text:p>
      <text:list xml:id="list2926385205" text:style-name="L2">
        <text:list-item>
          <text:p text:style-name="P78"><text:span text:style-name="T24">id</text:span>: una variabile di tipo serial <text:span text:style-name="T31">utilizzato come chiave primaria</text:span></text:p>
        </text:list-item>
        <text:list-item>
          <text:p text:style-name="P81"><text:span text:style-name="T24">name</text:span>: una stringa di lunghezza variabile (massimo 100 caratteri) che contiene il nome della lega</text:p>
        </text:list-item>
      </text:list>
      <text:p text:style-name="P9"/>
      <text:p text:style-name="P10"><text:span text:style-name="T97"/></text:p>
      <text:p text:style-name="P10"><text:span text:style-name="T97"/></text:p>
      <text:p text:style-name="P10"><text:span text:style-name="T97"/></text:p>
      <text:p text:style-name="P10"><text:span text:style-name="T97"/></text:p>
      <text:p text:style-name="P10"><text:span text:style-name="T97"/></text:p>
      <text:p text:style-name="P10"><text:span text:style-name="T97"/></text:p>
      <text:p text:style-name="P10"><text:span text:style-name="T97"/></text:p>
      <text:p text:style-name="P10"><text:soft-page-break/><text:span text:style-name="T97">- t</text:span><text:span text:style-name="T96">eam</text:span></text:p>
      <text:p text:style-name="P10"/>
      <text:p text:style-name="P10">Contiene dati relativi ad una squadra di calcio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0">team(</text:span><text:line-break/><text:span text:style-name="T10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4">short_name </text:span><text:span text:style-name="T1">char</text:span><text:span text:style-name="T10">(</text:span><text:span text:style-name="T21">3</text:span><text:span text:style-name="T10">) </text:span><text:span text:style-name="T1">not null </text:span><text:span text:style-name="T2">,</text:span><text:line-break/><text:span text:style-name="T2"> <text:s text:c="6"/></text:span><text:span text:style-name="T14">long_name </text:span><text:span text:style-name="T1">varchar</text:span><text:span text:style-name="T10">(</text:span><text:span text:style-name="T21">100</text:span><text:span text:style-name="T10">) </text:span><text:span text:style-name="T1">not null</text:span><text:line-break/><text:span text:style-name="T10">)</text:span><text:span text:style-name="T2">;</text:span></text:p>
      <text:p text:style-name="P11"/>
      <text:p text:style-name="P10">Questa tabella contiene 3 attributi:</text:p>
      <text:list xml:id="list3617506998" text:style-name="L3">
        <text:list-item>
          <text:p text:style-name="P82"><text:span text:style-name="T24">id</text:span>: variabile di tipo serial utilizzata come chiave primaria</text:p>
        </text:list-item>
        <text:list-item>
          <text:p text:style-name="P82"><text:span text:style-name="T24">short_name</text:span>: stringa di lunghezza fissa di 3 caratteri che contiene il nome <text:span text:style-name="T95">abbreviato</text:span> della squadra</text:p>
        </text:list-item>
        <text:list-item>
          <text:p text:style-name="P82"><text:span text:style-name="T24">long_name</text:span>: stringa di lunghezza variabile (massimo 100 carateri) che contiene il nome esteso della squadra</text:p>
        </text:list-item>
      </text:list>
      <text:p text:style-name="P8"/>
      <text:p text:style-name="P8"/>
      <text:p text:style-name="P8"/>
      <text:p text:style-name="P53"/>
      <text:p text:style-name="P53"/>
      <text:p text:style-name="P85">- player</text:p>
      <text:p text:style-name="P12"/>
      <text:p text:style-name="P12">Contiene dati relativi a<text:span text:style-name="T84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0">player(</text:span><text:line-break/><text:span text:style-name="T10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0">(</text:span><text:span text:style-name="T21">100</text:span><text:span text:style-name="T10">) </text:span><text:span text:style-name="T2">not null ,</text:span><text:line-break/><text:span text:style-name="T2"> <text:s/></text:span><text:span text:style-name="T14">birthday </text:span><text:span text:style-name="T2">date not null ,</text:span><text:line-break/><text:span text:style-name="T2"> <text:s/></text:span><text:span text:style-name="T14">height </text:span><text:span text:style-name="T2">float4 not null ,</text:span><text:line-break/><text:span text:style-name="T2"> <text:s/></text:span><text:span text:style-name="T14">weight </text:span><text:span text:style-name="T2">int not null,</text:span><text:line-break/><text:span text:style-name="T2"> <text:s/></text:span><text:span text:style-name="T14">team_id </text:span><text:span text:style-name="T2">int references </text:span><text:span text:style-name="T10">team(</text:span><text:span text:style-name="T14">id</text:span><text:span text:style-name="T10">) </text:span><text:span text:style-name="T2">on update cascade on delete set null</text:span><text:line-break/><text:span text:style-name="T10">)</text:span><text:span text:style-name="T2">;</text:span></text:p>
      <text:p text:style-name="P14"/>
      <text:p text:style-name="P13"><text:span text:style-name="T66">C</text:span>ontiene i seguenti campi:</text:p>
      <text:p text:style-name="P13"/>
      <text:list xml:id="list3158426030" text:style-name="L4">
        <text:list-item>
          <text:p text:style-name="P95"><text:span text:style-name="T24">id</text:span>: dato di tipo serial utilizzato come chiave primaria</text:p>
        </text:list-item>
        <text:list-item>
          <text:p text:style-name="P95"><text:span text:style-name="T28">name</text:span>: stringa di lunghezza variabile (massimo 100 caratteri) contenente il nome del <text:span text:style-name="T82">giocatore</text:span></text:p>
        </text:list-item>
        <text:list-item>
          <text:p text:style-name="P95"><text:span text:style-name="T28">birthday</text:span>: <text:span text:style-name="T82">data di nascita del giocatore</text:span></text:p>
        </text:list-item>
        <text:list-item>
          <text:p text:style-name="P95"><text:span text:style-name="T28">height</text:span>: <text:span text:style-name="T82">dato in virgola mobile per rappresentare l’altezza (in centimetri). </text:span><text:span text:style-name="T46">float4</text:span><text:span text:style-name="T82"> rappresenta <text:s text:c="3"/>numeri in virgola mobile a precisione singola, in modo da occupare meno spazio nel database</text:span></text:p>
        </text:list-item>
        <text:list-item>
          <text:p text:style-name="P95"><text:span text:style-name="T28">weight</text:span>: <text:span text:style-name="T83">campo di tipo intero che indica il peso del giocatore</text:span></text:p>
        </text:list-item>
        <text:list-item>
          <text:p text:style-name="P97"><text:span text:style-name="T82">team</text:span>_id<text:span text:style-name="T73">: </text:span><text:span text:style-name="T74">referenzia </text:span><text:span text:style-name="T75">il team a cui appartiene il giocatore.</text:span><text:span text:style-name="T76"> Nel caso il team venga eliminato, il campo viene impostato al valore </text:span><text:span text:style-name="T47">null, </text:span><text:span text:style-name="T88">per non avere un giocatore associato ad una </text:span><text:span text:style-name="T89">squadra inesistente </text:span><text:span text:style-name="T90">e non eliminare definitivamente la sua entry dalla relazione</text:span></text:p>
        </text:list-item>
      </text:list>
      <text:p text:style-name="P15"><text:span text:style-name="T97"/></text:p>
      <text:p text:style-name="P15"><text:soft-page-break/><text:span text:style-name="T97">- c</text:span><text:span text:style-name="T96">urrency</text:span></text:p>
      <text:p text:style-name="P15"/>
      <text:p text:style-name="P15">Contiene dati relativi alla valuta delle scommesse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0">currency(</text:span><text:line-break/><text:span text:style-name="T10"> <text:s/></text:span><text:span text:style-name="T14">code </text:span><text:span text:style-name="T2">char</text:span><text:span text:style-name="T10">(</text:span><text:span text:style-name="T21">3</text:span><text:span text:style-name="T10">) </text:span><text:span text:style-name="T2">not null primary key</text:span><text:line-break/><text:span text:style-name="T10">)</text:span><text:span text:style-name="T2">;</text:span></text:p>
      <text:p text:style-name="P15"/>
      <text:p text:style-name="P16">Contiene <text:span text:style-name="T85">un solo</text:span> camp<text:span text:style-name="T85">o</text:span>:</text:p>
      <text:list xml:id="list1811277475" text:style-name="L5">
        <text:list-item>
          <text:p text:style-name="P98"><text:span text:style-name="T24">code</text:span>: stringa di lunghezza fissa (3 caratteri) <text:s/>che contiene il codice univoco per ogni valuta, <text:s text:c="4"/><text:span text:style-name="T77">utilizzata come chiave primaria</text:span>.</text:p>
        </text:list-item>
      </text:list>
      <text:p text:style-name="P15"/>
      <text:p text:style-name="P15"/>
      <text:p text:style-name="P15"/>
      <text:p text:style-name="P54"><text:span text:style-name="T49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0">(</text:span><text:line-break/><text:span text:style-name="T10"> <text:s/></text:span><text:span text:style-name="T14">id </text:span><text:span text:style-name="T2">serial primary key not null ,</text:span><text:line-break/><text:span text:style-name="T2"> <text:s/></text:span><text:span text:style-name="T14">home_team_id </text:span><text:span text:style-name="T2">int references </text:span><text:span text:style-name="T10">team(</text:span><text:span text:style-name="T14">id</text:span><text:span text:style-name="T10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away_team_id </text:span><text:span text:style-name="T2">int references </text:span><text:span text:style-name="T10">team(</text:span><text:span text:style-name="T14">id</text:span><text:span text:style-name="T10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season </text:span><text:span text:style-name="T2">int not null default </text:span><text:span text:style-name="T51">extract</text:span><text:span text:style-name="T10">(</text:span><text:span text:style-name="T2">year from </text:span><text:span text:style-name="T51">now</text:span><text:span text:style-name="T10">())</text:span><text:span text:style-name="T2">,</text:span><text:line-break/><text:span text:style-name="T2"> <text:s/></text:span><text:span text:style-name="T14">stage </text:span><text:span text:style-name="T2">int not null ,</text:span><text:line-break/><text:span text:style-name="T2"> <text:s/></text:span><text:span text:style-name="T14">date </text:span><text:span text:style-name="T2">timestamp not null ,</text:span><text:line-break/><text:span text:style-name="T2"> <text:s/></text:span><text:span text:style-name="T14">a_team_goal </text:span><text:span text:style-name="T2">int not null default </text:span><text:span text:style-name="T21">0</text:span><text:span text:style-name="T2">,</text:span><text:line-break/><text:span text:style-name="T2"> <text:s/></text:span><text:span text:style-name="T14">h_team_goal </text:span><text:span text:style-name="T2">int not null default </text:span><text:span text:style-name="T21">0</text:span><text:span text:style-name="T2">,</text:span><text:line-break/><text:span text:style-name="T2"> <text:s/></text:span><text:span text:style-name="T14">league_id </text:span><text:span text:style-name="T2">int references </text:span><text:span text:style-name="T10">league(</text:span><text:span text:style-name="T14">id</text:span><text:span text:style-name="T10">) </text:span><text:span text:style-name="T2">on update cascade on delete set null ,</text:span><text:line-break/><text:span text:style-name="T2"> <text:s/></text:span><text:span text:style-name="T14">country_id </text:span><text:span text:style-name="T2">int not null references </text:span><text:span text:style-name="T10">country(</text:span><text:span text:style-name="T14">id</text:span><text:span text:style-name="T10">) </text:span><text:span text:style-name="T2">on update cascade on delete set null ,</text:span><text:line-break/><text:span text:style-name="T2"> <text:s/></text:span><text:span text:style-name="T14">operator_id </text:span><text:span text:style-name="T2">int not null references </text:span><text:span text:style-name="T10">users(</text:span><text:span text:style-name="T14">id</text:span><text:span text:style-name="T10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0">(</text:span><text:span text:style-name="T14">date</text:span><text:span text:style-name="T2">,</text:span><text:span text:style-name="T14">league_id</text:span><text:span text:style-name="T2">,</text:span><text:span text:style-name="T14">country_id</text:span><text:span text:style-name="T2">,</text:span><text:span text:style-name="T14">home_team_id</text:span><text:span text:style-name="T2">,</text:span><text:span text:style-name="T14">away_team_id</text:span><text:span text:style-name="T2">,</text:span><text:span text:style-name="T14">stage</text:span><text:span text:style-name="T10">)</text:span><text:span text:style-name="T2">,</text:span></text:p>
      <text:p text:style-name="P17"><text:line-break/><text:span text:style-name="T2"> <text:s/>check </text:span><text:span text:style-name="T10">( </text:span><text:span text:style-name="T14">home_team_id </text:span><text:span text:style-name="T10">&lt;&gt; </text:span><text:span text:style-name="T14">away_team_id </text:span><text:span text:style-name="T10">)</text:span><text:span text:style-name="T2">,</text:span><text:line-break/><text:span text:style-name="T2"> <text:s/>check </text:span><text:span text:style-name="T10">( </text:span><text:span text:style-name="T14">a_team_goal </text:span><text:span text:style-name="T10">&gt;= </text:span><text:span text:style-name="T21">0 </text:span><text:span text:style-name="T10">)</text:span><text:span text:style-name="T2">,</text:span><text:line-break/><text:span text:style-name="T2"> <text:s/>check </text:span><text:span text:style-name="T10">( </text:span><text:span text:style-name="T14">h_team_goal </text:span><text:span text:style-name="T10">&gt;= </text:span><text:span text:style-name="T21">0 </text:span><text:span text:style-name="T10">)</text:span><text:line-break/><text:span text:style-name="T10">)</text:span><text:span text:style-name="T2">;</text:span></text:p>
      <text:p text:style-name="P102"/>
      <text:p text:style-name="P16">Contiene i seguenti campi:</text:p>
      <text:list xml:id="list3136511270" text:style-name="L6">
        <text:list-item>
          <text:p text:style-name="P99"><text:span text:style-name="T24">id</text:span>: dato di tipo serial utilizzato come chiave primaria</text:p>
        </text:list-item>
        <text:list-item>
          <text:p text:style-name="P99"><text:span text:style-name="T24">home_team_id</text:span>: chiave esterna che referenzia una tupla della tabella team. <text:span text:style-name="T100">Nel caso </text:span></text:p>
        </text:list-item>
        <text:list-item>
          <text:p text:style-name="P99"><text:span text:style-name="T24">away_team_id</text:span>: chiave esterna che referenzia una tupla della tabella team</text:p>
        </text:list-item>
        <text:list-item>
          <text:p text:style-name="P99"><text:span text:style-name="T24">season</text:span>: intero che indica l’anno della stagione in cui si è svolto il match</text:p>
        </text:list-item>
        <text:list-item>
          <text:p text:style-name="P99"><text:span text:style-name="T24">stage</text:span>: intero che indica il numero dello stage in cui si è svolto il match</text:p>
        </text:list-item>
        <text:list-item>
          <text:p text:style-name="P99"><text:span text:style-name="T24">date</text:span>: variabile di tipo time<text:span text:style-name="T99">stamp</text:span> che contiene la data e l’ora in cui si è svolto il match</text:p>
        </text:list-item>
        <text:list-item>
          <text:p text:style-name="P99"><text:span text:style-name="T24">a_team_goal</text:span>: intero che contiene il numero di goals effettuati dalla squadra <text:span text:style-name="T33">fuori casa</text:span></text:p>
        </text:list-item>
        <text:list-item>
          <text:p text:style-name="P100"><text:span text:style-name="T24">h_team_goal</text:span>: intero che contiene il numero di goals effettuati dalla squadra <text:span text:style-name="T33">in casa</text:span></text:p>
        </text:list-item>
        <text:list-item>
          <text:p text:style-name="P103"><text:span text:style-name="T24">league_id</text:span>: chiave esterna che referenzia una tupla della tabella league</text:p>
        </text:list-item>
        <text:list-item>
          <text:p text:style-name="P103"><text:span text:style-name="T24">country_id</text:span>: chiave esterna che referenzia una tupla della tabella country</text:p>
        </text:list-item>
        <text:list-item>
          <text:p text:style-name="P103"><text:span text:style-name="T24">operator_id</text:span>: chiave esterna che referenzia una tupla della tabella users</text:p>
        </text:list-item>
      </text:list>
      <text:p text:style-name="P41"><text:soft-page-break/></text:p>
      <text:p text:style-name="P41">Notare che viene controllato che la combinazione dei valori date, league_id,country_id siano uniche <text:span text:style-name="T34">in modo da impedire l’inserimento dei dati di uno stesso match più volte.</text:span></text:p>
      <text:p text:style-name="P19">Viene inoltre controllato che l’id della squadra in casa sia diverso da quello della squadra fuori casa.</text:p>
      <text:p text:style-name="P18"/>
      <text:p text:style-name="P18"/>
      <text:p text:style-name="P18"/>
      <text:p text:style-name="P55">- <text:span text:style-name="T62">player_attribute</text:span></text:p>
      <text:p text:style-name="P18"/>
      <text:p text:style-name="P48">Contiene dati relativi alle caratteristiche dei giocatori della tabella player nel tempo.</text:p>
      <text:p text:style-name="P48"/>
      <text:p text:style-name="P48">Codice per la creazione:</text:p>
      <text:p text:style-name="P48"/>
      <text:p text:style-name="P105"><text:span text:style-name="T2">create table </text:span><text:span text:style-name="T10">player_attribute(</text:span><text:line-break/><text:span text:style-name="T10"> <text:s text:c="3"/></text:span><text:span text:style-name="T14">player_id </text:span><text:span text:style-name="T2">int not null references </text:span><text:span text:style-name="T10">player(</text:span><text:span text:style-name="T14">id</text:span><text:span text:style-name="T10">) </text:span><text:span text:style-name="T2">on update cascade on delete cascade ,</text:span><text:line-break/><text:span text:style-name="T2"> <text:s text:c="3"/></text:span><text:span text:style-name="T14">date </text:span><text:span text:style-name="T2">timestamp not null,</text:span><text:line-break/><text:span text:style-name="T2"> <text:s text:c="3"/></text:span><text:span text:style-name="T14">name </text:span><text:span text:style-name="T2">varchar</text:span><text:span text:style-name="T10">(</text:span><text:span text:style-name="T21">50</text:span><text:span text:style-name="T10">) </text:span><text:span text:style-name="T2">not null,</text:span><text:line-break/><text:span text:style-name="T2"> <text:s text:c="3"/></text:span><text:span text:style-name="T14">val </text:span><text:span text:style-name="T2">int not null,</text:span></text:p>
      <text:p text:style-name="P105"><text:line-break/><text:span text:style-name="T2"> <text:s text:c="3"/>unique </text:span><text:span text:style-name="T10">(</text:span><text:span text:style-name="T14">player_id</text:span><text:span text:style-name="T2">,</text:span><text:span text:style-name="T14">date</text:span><text:span text:style-name="T2">,</text:span><text:span text:style-name="T14">name</text:span><text:span text:style-name="T10">)</text:span><text:line-break/><text:span text:style-name="T10">)</text:span><text:span text:style-name="T2">;</text:span></text:p>
      <text:p text:style-name="P93"/>
      <text:p text:style-name="P48"><text:span text:style-name="T78">Contiene i seguenti campi</text:span>:</text:p>
      <text:list xml:id="list437988929" text:style-name="L7">
        <text:list-item>
          <text:p text:style-name="P104"><text:span text:style-name="T24">player_id</text:span>: chiave esterna che referenzia una tupla della tabella player</text:p>
        </text:list-item>
        <text:list-item>
          <text:p text:style-name="P104"><text:span text:style-name="T24">date</text:span>: campo ti tipo timestamp che contiene la data e l’ora della registrazione dei dati.</text:p>
        </text:list-item>
        <text:list-item>
          <text:p text:style-name="P104"><text:span text:style-name="T26">name</text:span>: <text:span text:style-name="T78">stringa di lunghezza variabile (massimo 50 caratteri) che contiene il nome dell’attributo.</text:span></text:p>
        </text:list-item>
        <text:list-item>
          <text:p text:style-name="P106"><text:span text:style-name="T24">val</text:span>: intero che contiene il valore dell’attributo. <text:span text:style-name="T79">Alcuni attributi presenti nel file csv non sono <text:s text:c="5"/>numerici, ma contengono stringhe. La conversione a valori interi è affidata alla pagina PHP che si occupa dell’importazione del file.</text:span></text:p>
        </text:list-item>
      </text:list>
      <text:p text:style-name="P48"/>
      <text:p text:style-name="P49">Come chiave primaria sono utilizzati i campi <text:span text:style-name="T43">player_id</text:span> e <text:span text:style-name="T43">date</text:span>, in quanto non possono esistere 2 o più <text:span text:style-name="T63">tuple riferite allo</text:span> stesso giocatore nello stesso esatto momento.</text:p>
      <text:p text:style-name="P48"/>
      <text:p text:style-name="P18"/>
      <text:p text:style-name="P18"/>
      <text:p text:style-name="P55"/>
      <text:p text:style-name="P55"><text:span text:style-name="T49">- b</text:span>et_society</text:p>
      <text:p text:style-name="P18"/>
      <text:p text:style-name="P18">Contiene dati relativi alle aziende di scommesse.</text:p>
      <text:p text:style-name="P18"/>
      <text:p text:style-name="P18">Codice per la realizzazione:</text:p>
      <text:p text:style-name="P18"/>
      <text:p text:style-name="P18"><text:span text:style-name="T2">create table </text:span><text:span text:style-name="T10">bet_society(</text:span><text:line-break/><text:span text:style-name="T10"> <text:s text:c="3"/></text:span><text:span text:style-name="T14">id </text:span><text:span text:style-name="T2">serial primary key not null ,</text:span><text:line-break/><text:span text:style-name="T2"> <text:s text:c="3"/></text:span><text:span text:style-name="T14">short_name </text:span><text:span text:style-name="T2">varchar</text:span><text:span text:style-name="T10">(</text:span><text:span text:style-name="T21">10</text:span><text:span text:style-name="T10">) </text:span><text:span text:style-name="T2">not null ,</text:span><text:line-break/><text:span text:style-name="T2"> <text:s text:c="3"/></text:span><text:span text:style-name="T14">long_name </text:span><text:span text:style-name="T2">varchar</text:span><text:span text:style-name="T10">(</text:span><text:span text:style-name="T21">100</text:span><text:span text:style-name="T10">) </text:span><text:span text:style-name="T2">not null</text:span><text:line-break/><text:span text:style-name="T10">)</text:span><text:span text:style-name="T2">;</text:span></text:p>
      <text:p text:style-name="P62"/>
      <text:p text:style-name="P18"/>
      <text:p text:style-name="P18"/>
      <text:p text:style-name="P18"/>
      <text:p text:style-name="P18"><text:soft-page-break/>Contiene 3 campi:</text:p>
      <text:list xml:id="list4229768495" text:style-name="L8">
        <text:list-item>
          <text:p text:style-name="P107"><text:span text:style-name="T24">id</text:span>: dato di tipo serial utilizzato come chiave primaria</text:p>
        </text:list-item>
        <text:list-item>
          <text:p text:style-name="P107"><text:span text:style-name="T24">short_name</text:span>: stringa di lunghezza variabile (massimo 10 caratteri) che contiene l’abbreviazione del nome dell’azienda</text:p>
        </text:list-item>
        <text:list-item>
          <text:p text:style-name="P107"><text:span text:style-name="T24">long_name</text:span>: stringa di lunghezza variabile (massimo 100 caratteri) che contiene il nome completo dell’azienda</text:p>
        </text:list-item>
      </text:list>
      <text:p text:style-name="P18"/>
      <text:p text:style-name="P18"/>
      <text:p text:style-name="P86">- users</text:p>
      <text:p text:style-name="P21"/>
      <text:p text:style-name="P21">Contiene dati relativi <text:span text:style-name="T84">ai vari utenti che operano sul database</text:span>.</text:p>
      <text:p text:style-name="P21"/>
      <text:p text:style-name="P21">Codice per la realizzazione:</text:p>
      <text:p text:style-name="P21"/>
      <text:p text:style-name="P110"><text:span text:style-name="T5">c</text:span><text:span text:style-name="T2">reate table </text:span><text:span text:style-name="T10">users(</text:span><text:line-break/><text:span text:style-name="T10"> <text:s/></text:span><text:span text:style-name="T14">id </text:span><text:span text:style-name="T2">serial not null primary key ,</text:span><text:line-break/><text:span text:style-name="T2"> <text:s/></text:span><text:span text:style-name="T14">username </text:span><text:span text:style-name="T2">varchar</text:span><text:span text:style-name="T10">(</text:span><text:span text:style-name="T21">100</text:span><text:span text:style-name="T10">) </text:span><text:span text:style-name="T2">not null unique ,</text:span><text:line-break/><text:span text:style-name="T2"> <text:s/></text:span><text:span text:style-name="T14">password </text:span><text:span text:style-name="T2">char</text:span><text:span text:style-name="T10">(</text:span><text:span text:style-name="T21">128</text:span><text:span text:style-name="T10">) </text:span><text:span text:style-name="T2">not null,</text:span><text:line-break/><text:span text:style-name="T2"> <text:s/></text:span><text:span text:style-name="T14">salt </text:span><text:span text:style-name="T2">char</text:span><text:span text:style-name="T10">(</text:span><text:span text:style-name="T21">128</text:span><text:span text:style-name="T10">) </text:span><text:span text:style-name="T2">not null,</text:span><text:line-break/><text:span text:style-name="T2"> <text:s/></text:span><text:span text:style-name="T14">level </text:span><text:span text:style-name="T2">smallint not null default </text:span><text:span text:style-name="T21">2</text:span><text:span text:style-name="T2">,</text:span><text:line-break/><text:span text:style-name="T2"> <text:s/></text:span><text:span text:style-name="T14">bet_society_id </text:span><text:span text:style-name="T2">int references </text:span><text:span text:style-name="T10">bet_society(</text:span><text:span text:style-name="T14">id</text:span><text:span text:style-name="T10">) </text:span><text:span text:style-name="T2">on update cascade on delete </text:span><text:span text:style-name="T4">set null</text:span><text:span text:style-name="T2"> <text:tab/><text:tab/><text:tab/>default null,</text:span></text:p>
      <text:p text:style-name="P110"><text:line-break/><text:span text:style-name="T2"> <text:s/>check </text:span><text:span text:style-name="T10">( </text:span><text:span text:style-name="T14">level </text:span><text:span text:style-name="T2">between </text:span><text:span text:style-name="T21">0 </text:span><text:span text:style-name="T2">and </text:span><text:span text:style-name="T21">2</text:span><text:span text:style-name="T10">)</text:span><text:line-break/><text:span text:style-name="T10">)</text:span><text:span text:style-name="T2">;</text:span></text:p>
      <text:p text:style-name="P21"/>
      <text:p text:style-name="P21">Contiene 3 campi:</text:p>
      <text:list xml:id="list220811971930117" text:continue-numbering="true" text:style-name="L8">
        <text:list-item>
          <text:p text:style-name="P108"><text:span text:style-name="T24">id</text:span>: dato di tipo serial utilizzato come chiave primaria</text:p>
        </text:list-item>
        <text:list-item>
          <text:p text:style-name="P108"><text:span text:style-name="T29">user</text:span><text:span text:style-name="T24">name</text:span>: stringa di lunghezza variabile (massimo 10 caratteri) che contiene <text:span text:style-name="T85">il nome dell’utente</text:span></text:p>
        </text:list-item>
        <text:list-item>
          <text:p text:style-name="P108"><text:span text:style-name="T30">password</text:span>: stringa di lunghezza <text:span text:style-name="T85">fissa</text:span> (<text:span text:style-name="T85">128</text:span> caratteri) che contiene <text:span text:style-name="T85">la password di login nell’account, cifrata con algoritmo sha512</text:span></text:p>
        </text:list-item>
        <text:list-item>
          <text:p text:style-name="P114"><text:span text:style-name="T24">salt</text:span>: numero generato casualmente alla creazione dell’account, criptato con sha512 (dunque salvato come la password con una stringa di 128 caratteri)</text:p>
        </text:list-item>
        <text:list-item>
          <text:p text:style-name="P114"><text:span text:style-name="T24">level</text:span>: intero che ha la funzione di specificare il tipo di utente: 0 per gli admin, 1 per gli operatori, 2 per i partner (<text:span text:style-name="T43">smallint</text:span> è un intero che usa solo 2 bytes)</text:p>
        </text:list-item>
        <text:list-item>
          <text:p text:style-name="P114"><text:span text:style-name="T24">bet_society_id</text:span>: referenzia la società di scommesse per cui lavora l’utente, ammesso che sia di tipo partner (livello 2), altrimenti questo campo viene lasciato con il valore di <text:span text:style-name="T43">null</text:span></text:p>
        </text:list-item>
      </text:list>
      <text:p text:style-name="P18"/>
      <text:p text:style-name="P1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span text:style-name="T49">- b</text:span>ets</text:p>
      <text:p text:style-name="P18"/>
      <text:p text:style-name="P18">Contiene dati relativi alle scommesse effettuate</text:p>
      <text:p text:style-name="P18"/>
      <text:p text:style-name="P18">Codice per la creazione:</text:p>
      <text:p text:style-name="P18"/>
      <text:p text:style-name="P20"><text:span text:style-name="T2">create table </text:span><text:span text:style-name="T10">bets(</text:span><text:line-break/><text:span text:style-name="T10"> <text:s/></text:span><text:span text:style-name="T14">match_id </text:span><text:span text:style-name="T2">int references match</text:span><text:span text:style-name="T10">(</text:span><text:span text:style-name="T14">id</text:span><text:span text:style-name="T10">) </text:span><text:span text:style-name="T2">on update cascade on delete set null ,</text:span><text:line-break/><text:span text:style-name="T2"> <text:s/></text:span><text:span text:style-name="T14">partner_id </text:span><text:span text:style-name="T2">int not null references </text:span><text:span text:style-name="T10">users(</text:span><text:span text:style-name="T14">id</text:span><text:span text:style-name="T10">) </text:span><text:span text:style-name="T2">on update cascade on delete no action ,</text:span><text:line-break/><text:span text:style-name="T2"> <text:s/></text:span><text:span text:style-name="T14">bet </text:span><text:span text:style-name="T2">bet_domain ,</text:span><text:line-break/><text:span text:style-name="T2"> <text:s/></text:span><text:span text:style-name="T14">value </text:span><text:span text:style-name="T2">numeric not null default </text:span><text:span text:style-name="T21">0</text:span><text:span text:style-name="T2">,</text:span><text:line-break/><text:span text:style-name="T2"> <text:s/></text:span><text:span text:style-name="T14">currency_id </text:span><text:span text:style-name="T2">char</text:span><text:span text:style-name="T10">(</text:span><text:span text:style-name="T21">3</text:span><text:span text:style-name="T10">) </text:span><text:span text:style-name="T2">not null references </text:span><text:span text:style-name="T10">currency(</text:span><text:span text:style-name="T14">code</text:span><text:span text:style-name="T10">)</text:span><text:span text:style-name="T2">,</text:span></text:p>
      <text:p text:style-name="P20"><text:line-break/><text:span text:style-name="T2"> <text:s/>primary key </text:span><text:span text:style-name="T10">(</text:span><text:span text:style-name="T14">match_id</text:span><text:span text:style-name="T2">,</text:span><text:span text:style-name="T14">partner_id</text:span><text:span text:style-name="T2">,</text:span><text:span text:style-name="T14">bet</text:span><text:span text:style-name="T2">,</text:span><text:span text:style-name="T14">currency_id</text:span><text:span text:style-name="T10">)</text:span><text:line-break/><text:span text:style-name="T10">)</text:span><text:span text:style-name="T2">;</text:span></text:p>
      <text:p text:style-name="P113"/>
      <text:p text:style-name="P19">Contiene i seguenti campi:</text:p>
      <text:list xml:id="list3780797655" text:style-name="L9">
        <text:list-item>
          <text:p text:style-name="P109"><text:span text:style-name="T24">match_id</text:span>: chiave esterna che referenzia una tupla della tabella match</text:p>
        </text:list-item>
        <text:list-item>
          <text:p text:style-name="P109"><text:span text:style-name="T24">society_id</text:span>: chiave esterna che referenzia una tupla della tabella bet_society</text:p>
        </text:list-item>
        <text:list-item>
          <text:p text:style-name="P109"><text:span text:style-name="T24">partner_id</text:span>: chiave esterna che referenzia una tupla della tabella users</text:p>
        </text:list-item>
        <text:list-item>
          <text:p text:style-name="P109"><text:span text:style-name="T24">bet</text:span>: stringa di 1 carattere che indica su quale risultato della partita la scommessa è valida. Può <text:s text:c="23"/>essere ‘a’ nel caso valga per la vincita della squadra fuori casa, ‘h’ nel caso valga per la vincita della squadra in casa e ‘d’ nel caso valga per il pareggio</text:p>
        </text:list-item>
        <text:list-item>
          <text:p text:style-name="P109"><text:span text:style-name="T24">value</text:span>: variabile di tipo numeric che indica la quantità di denaro puntata</text:p>
        </text:list-item>
        <text:list-item>
          <text:p text:style-name="P109"><text:span text:style-name="T24">currency_id</text:span>: chiave esterna che referenzia una tupla della tabella currency</text:p>
        </text:list-item>
      </text:list>
      <text:p text:style-name="P18"/>
      <text:p text:style-name="P19">Notare che i <text:span text:style-name="T66">campi</text:span> <text:span text:style-name="T43">match_id</text:span>, <text:span text:style-name="T80">partner</text:span><text:span text:style-name="T43">_id, bet </text:span><text:span text:style-name="T45">e currency_id</text:span> sono utilizzati come chiave primaria, in quanto non possono esistere più combinazioni uguali di tali <text:span text:style-name="T40">dati (altrimenti la stessa società, per esempio, potrebbe puntare più volte per il pareggio di uno stesso match).</text:span></text:p>
      <text:p text:style-name="P18"/>
      <text:p text:style-name="P18"/>
      <text:p text:style-name="P18"/>
      <text:p text:style-name="P56">- initial_formation</text:p>
      <text:p text:style-name="P23"/>
      <text:p text:style-name="P23">Contiene dati relativi alla <text:span text:style-name="T80">formazione iniziale</text:span> di un team.</text:p>
      <text:p text:style-name="P23"/>
      <text:p text:style-name="P43">Codice per la creazione:</text:p>
      <text:p text:style-name="P42"/>
      <text:p text:style-name="P44"><text:span text:style-name="T2">create table </text:span><text:span text:style-name="T10">initial_formation(</text:span><text:line-break/><text:span text:style-name="T10"> <text:s/></text:span><text:span text:style-name="T14">match_id </text:span><text:span text:style-name="T2">int not null references match</text:span><text:span text:style-name="T10">(</text:span><text:span text:style-name="T14">id</text:span><text:span text:style-name="T10">) </text:span><text:span text:style-name="T2">on update cascade on delete cascade ,</text:span><text:line-break/><text:span text:style-name="T2"> <text:s/></text:span><text:span text:style-name="T14">player_id </text:span><text:span text:style-name="T2">int references </text:span><text:span text:style-name="T10">player(</text:span><text:span text:style-name="T14">id</text:span><text:span text:style-name="T10">) </text:span><text:span text:style-name="T2">on update cascade on delete set null,</text:span></text:p>
      <text:p text:style-name="P44"><text:line-break/><text:span text:style-name="T2"> <text:s/>unique </text:span><text:span text:style-name="T10">(</text:span><text:span text:style-name="T14">match_id</text:span><text:span text:style-name="T2">,</text:span><text:span text:style-name="T14">player_id</text:span><text:span text:style-name="T10">)</text:span><text:line-break/><text:span text:style-name="T10">)</text:span><text:span text:style-name="T2">;</text:span></text:p>
      <text:p text:style-name="P42"/>
      <text:p text:style-name="P43">Contiene i seguenti campi:</text:p>
      <text:list xml:id="list1677780831" text:style-name="L10">
        <text:list-item>
          <text:p text:style-name="P115"><text:span text:style-name="T27">match_id</text:span>: <text:span text:style-name="T80">l’id che referenzia il match</text:span>.</text:p>
        </text:list-item>
        <text:list-item>
          <text:p text:style-name="P115"><text:span text:style-name="T27">player</text:span><text:span text:style-name="T24">_id</text:span>: chiave esterna che referenzia un <text:span text:style-name="T81">record</text:span> della tabella <text:span text:style-name="T80">player</text:span>.</text:p>
        </text:list-item>
      </text:list>
      <text:p text:style-name="P23"/>
      <text:p text:style-name="P23"/>
      <text:p text:style-name="P47"/>
      <text:p text:style-name="P23"><text:soft-page-break/><text:span text:style-name="T96">- </text:span><text:span text:style-name="T98">login_attempt</text:span></text:p>
      <text:p text:style-name="P23"/>
      <text:p text:style-name="P46">Contiene dati relativi ai tentativi falliti di login da parte degli utenti della tabella users. <text:span text:style-name="T101">Nel caso raggiungano la soglia di 3 in meno di un’ora, all’utente in questione viene temporaneamente disabilitata la possibilità di effettuare il login</text:span></text:p>
      <text:p text:style-name="P46"/>
      <text:p text:style-name="P46">Codice per la creazione:</text:p>
      <text:p text:style-name="P45"/>
      <text:p text:style-name="P45"><text:span text:style-name="T1">create table </text:span><text:span text:style-name="T10">login_attempt(</text:span><text:line-break/><text:span text:style-name="T10"> <text:s/></text:span><text:span text:style-name="T14">user_id </text:span><text:span text:style-name="T1">int not null references </text:span><text:span text:style-name="T10">users(</text:span><text:span text:style-name="T14">id</text:span><text:span text:style-name="T10">) </text:span><text:span text:style-name="T1">on update cascade on delete cascade </text:span><text:span text:style-name="T2">,</text:span><text:line-break/><text:span text:style-name="T2"> <text:s/></text:span><text:span text:style-name="T18">time </text:span><text:span text:style-name="T1">varchar</text:span><text:span text:style-name="T10">(</text:span><text:span text:style-name="T21">30</text:span><text:span text:style-name="T10">) </text:span><text:span text:style-name="T1">not null</text:span><text:line-break/><text:span text:style-name="T10">)</text:span><text:span text:style-name="T2">;</text:span></text:p>
      <text:p text:style-name="P119"/>
      <text:p text:style-name="P46">Contiene i seguenti campi:</text:p>
      <text:p text:style-name="P46"/>
      <text:list xml:id="list3431771419" text:style-name="L11">
        <text:list-item>
          <text:p text:style-name="P117"><text:span text:style-name="T24">user_id</text:span>: chiave esterna che referenzia una tupla della tabella users</text:p>
        </text:list-item>
        <text:list-item>
          <text:p text:style-name="P117"><text:span text:style-name="T24">time</text:span>: stringa di lunghezza variabile (massimo 30 caratteri) che contiene il timestamp generato da PHP durante il login fallito.</text:p>
        </text:list-item>
      </text:list>
      <text:p text:style-name="P22"/>
      <text:p text:style-name="P22"/>
      <text:p text:style-name="P22"/>
      <text:p text:style-name="P2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Utenti</text:p>
      <text:p text:style-name="P50"/>
      <text:p text:style-name="P27">Per questo database sono stati creati 4 utenti, <text:span text:style-name="T48">ognuno con diversi scopi e permessi su differenti tabelle. Le password sono state scelte appositamente lunghe e complesse, in modo da risultare più difficile un eventuale tentativo di intrusione. </text:span></text:p>
      <text:p text:style-name="P27"/>
      <text:p text:style-name="P27"/>
      <text:p text:style-name="P60">- login_user</text:p>
      <text:p text:style-name="P27"/>
      <text:p text:style-name="P30">Questo utente serve unicamente per il login o la registrazione degli utenti.</text:p>
      <text:p text:style-name="P27"/>
      <text:p text:style-name="P27">Codice per la creazione:</text:p>
      <text:p text:style-name="P27"/>
      <text:p text:style-name="P25"><text:span text:style-name="T2">create user </text:span><text:span text:style-name="T10">login_user </text:span><text:span text:style-name="T2">with encrypted password </text:span><text:span text:style-name="T35">'rH4KJz5Es2ex7QUqvVntMjSM'</text:span><text:span text:style-name="T2">;</text:span><text:line-break/><text:span text:style-name="T2">grant select,insert on </text:span><text:span text:style-name="T10">users</text:span><text:span text:style-name="T2">,</text:span><text:span text:style-name="T10">login_attempt </text:span><text:span text:style-name="T2">to </text:span><text:span text:style-name="T10">login_user</text:span><text:span text:style-name="T2">;</text:span><text:line-break/><text:span text:style-name="T2">grant select on </text:span><text:span text:style-name="T10">team</text:span><text:span text:style-name="T2">,</text:span><text:span text:style-name="T10">bets</text:span><text:span text:style-name="T2">,</text:span><text:span text:style-name="T10">currency</text:span><text:span text:style-name="T2">,</text:span><text:span text:style-name="T10">player</text:span><text:span text:style-name="T2">,</text:span><text:span text:style-name="T10">country</text:span><text:span text:style-name="T2">,match,</text:span><text:span text:style-name="T10">player_attribute</text:span><text:span text:style-name="T2">,</text:span><text:line-break/><text:span text:style-name="T2"> <text:s text:c="3"/><text:tab/><text:tab/></text:span><text:span text:style-name="T10">league</text:span><text:span text:style-name="T2">,</text:span><text:span text:style-name="T10">bet_society</text:span><text:span text:style-name="T2">,public</text:span><text:span text:style-name="T10">.classifica </text:span><text:span text:style-name="T2">to </text:span><text:span text:style-name="T10">login_user</text:span><text:span text:style-name="T2">;</text:span><text:line-break/><text:span text:style-name="T2">grant select,usage on sequence </text:span><text:span text:style-name="T10">users_id_seq </text:span><text:span text:style-name="T2">to </text:span><text:span text:style-name="T10">login_user</text:span><text:span text:style-name="T2">;</text:span><text:line-break/><text:span text:style-name="T2">grant execute on function </text:span><text:span text:style-name="T51">get_best_players</text:span><text:span text:style-name="T10">() </text:span><text:span text:style-name="T2">to </text:span><text:span text:style-name="T10">login_user</text:span><text:span text:style-name="T2">;</text:span></text:p>
      <text:p text:style-name="P88"/>
      <text:p text:style-name="P25"/>
      <text:p text:style-name="P29"/>
      <text:p text:style-name="P30">ha permessi di select e insert sulle tabelle users (per la registrazione) e login_attempt. Quest’u<text:span text:style-name="T69">ltima</text:span> serve come difesa contro attacchi di bruteforce: ogni tentativo di login fallito viene salvato qui, e se ce ne sono più di 5 in meno di un’ora, l’utente viene bloccato.</text:p>
      <text:p text:style-name="P30"/>
      <text:p text:style-name="P32">Ha inoltre permessi di select sulla tabella bet_society, in modo che se un nuovo utente di tipo partner viene registrato, può essere associato ad una società di scommesse.</text:p>
      <text:p text:style-name="P32"/>
      <text:p text:style-name="P32">In particolare va osservato l’ultimo comando: esso permette di usufruire della sequenza id della tabella users.</text:p>
      <text:p text:style-name="P31"/>
      <text:p text:style-name="P31"/>
      <text:p text:style-name="P3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- <text:span text:style-name="T50">a</text:span>mministratore</text:p>
      <text:p text:style-name="P31"/>
      <text:p text:style-name="P31">Codice per la creazione:</text:p>
      <text:p text:style-name="P31"/>
      <text:p text:style-name="P33"><text:span text:style-name="T2">create user </text:span><text:span text:style-name="T10">amministratore </text:span><text:span text:style-name="T2">with encrypted password </text:span><text:span text:style-name="T35">'V4Nb3Vy4QJHmgGL9bj7Npds9'</text:span><text:span text:style-name="T2">;</text:span><text:line-break/><text:span text:style-name="T2">grant select,insert,update,delete on </text:span><text:span text:style-name="T10">player_attribute</text:span><text:span text:style-name="T2">,</text:span><text:span text:style-name="T10">team</text:span><text:span text:style-name="T2">,</text:span><text:span text:style-name="T10">player</text:span><text:span text:style-name="T2">,</text:span><text:span text:style-name="T10">league</text:span><text:span text:style-name="T2">,public</text:span><text:span text:style-name="T10">.match</text:span><text:span text:style-name="T2">,</text:span><text:span text:style-name="T10">country</text:span><text:span text:style-name="T2">,</text:span><text:span text:style-name="T10">initial_formation </text:span><text:span text:style-name="T2">to </text:span><text:span text:style-name="T10">amministratore</text:span><text:span text:style-name="T2">;</text:span><text:line-break/><text:span text:style-name="T2">grant select,usage on sequence </text:span><text:span text:style-name="T10">league_id_seq</text:span><text:span text:style-name="T2">,</text:span><text:span text:style-name="T10">team_id_seq</text:span><text:span text:style-name="T2">,</text:span><text:span text:style-name="T10">country_id_seq </text:span><text:span text:style-name="T2">to </text:span><text:span text:style-name="T10">amministratore</text:span><text:span text:style-name="T2">;</text:span><text:line-break/><text:span text:style-name="T2">grant select on </text:span><text:span text:style-name="T10">country </text:span><text:span text:style-name="T2">to </text:span><text:span text:style-name="T10">amministratore</text:span><text:span text:style-name="T2">;</text:span><text:line-break/><text:span text:style-name="T2">grant trigger on </text:span><text:span text:style-name="T10">classifica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player_formation_assoc</text:span><text:span text:style-name="T10">(initial_formation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team</text:span><text:span text:style-name="T10">(team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delete_team</text:span><text:span text:style-name="T10">(team.</text:span><text:span text:style-name="T14">id</text:span><text:span text:style-name="T10">%</text:span><text:span text:style-name="T2">TYPE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update_team</text:span><text:span text:style-name="T10">(team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match</text:span><text:span text:style-name="T10">(</text:span><text:span text:style-name="T2">match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country</text:span><text:span text:style-name="T10">(country.</text:span><text:span text:style-name="T14">name</text:span><text:span text:style-name="T10">%</text:span><text:span text:style-name="T2">TYPE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delete_country</text:span><text:span text:style-name="T10">(country.</text:span><text:span text:style-name="T14">id</text:span><text:span text:style-name="T10">%</text:span><text:span text:style-name="T2">TYPE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update_country</text:span><text:span text:style-name="T10">(country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player</text:span><text:span text:style-name="T10">(player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player_attribute</text:span><text:span text:style-name="T10">(player_attribute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insert_league</text:span><text:span text:style-name="T10">(league.</text:span><text:span text:style-name="T14">name</text:span><text:span text:style-name="T10">%</text:span><text:span text:style-name="T2">TYPE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delete_league</text:span><text:span text:style-name="T10">(league.</text:span><text:span text:style-name="T14">id</text:span><text:span text:style-name="T10">%</text:span><text:span text:style-name="T2">TYPE</text:span><text:span text:style-name="T10">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update_league</text:span><text:span text:style-name="T10">(league) </text:span><text:span text:style-name="T2">to </text:span><text:span text:style-name="T10">amministratore</text:span><text:span text:style-name="T2">;</text:span><text:line-break/><text:span text:style-name="T2">grant execute on function </text:span><text:span text:style-name="T51">func_refresh_classifica</text:span><text:span text:style-name="T10">() </text:span><text:span text:style-name="T2">to </text:span><text:span text:style-name="T10">amministratore</text:span><text:span text:style-name="T2">;</text:span></text:p>
      <text:p text:style-name="P89"/>
      <text:p text:style-name="P31"/>
      <text:p text:style-name="P32">Questo utente può gestire gli attributi dei giocatori e i giocatori stessi, le squadre, le league <text:span text:style-name="T86">e i paesi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8">- <text:span text:style-name="T50">o</text:span>peratore</text:p>
      <text:p text:style-name="P32"/>
      <text:p text:style-name="P32">Codice per la creazione:</text:p>
      <text:p text:style-name="P31"/>
      <text:p text:style-name="P31"><text:span text:style-name="T2">create user </text:span><text:span text:style-name="T10">operatore </text:span><text:span text:style-name="T2">with encrypted password </text:span><text:span text:style-name="T35">'P4pj92v5Gk7sDk8NaWaNTK2h'</text:span><text:span text:style-name="T2">;</text:span><text:line-break/><text:span text:style-name="T2">grant select on </text:span><text:span text:style-name="T10">team </text:span><text:span text:style-name="T2">to </text:span><text:span text:style-name="T10">operatore</text:span><text:span text:style-name="T2">;</text:span><text:line-break/><text:span text:style-name="T2">grant all privileges on match to </text:span><text:span text:style-name="T10">operatore</text:span><text:span text:style-name="T2">;</text:span><text:line-break/><text:span text:style-name="T2">grant select,usage on </text:span><text:span text:style-name="T10">match_id_seq </text:span><text:span text:style-name="T2">to </text:span><text:span text:style-name="T10">operatore</text:span><text:span text:style-name="T2">;</text:span><text:line-break/><text:span text:style-name="T2">grant trigger on </text:span><text:span text:style-name="T10">classifica </text:span><text:span text:style-name="T2">to </text:span><text:span text:style-name="T10">operatore</text:span><text:span text:style-name="T2">;</text:span><text:line-break/><text:span text:style-name="T2">grant execute on function </text:span><text:span text:style-name="T51">func_refresh_classifica</text:span><text:span text:style-name="T10">() </text:span><text:span text:style-name="T2">to </text:span><text:span text:style-name="T10">operatore</text:span><text:span text:style-name="T2">;</text:span><text:line-break/><text:span text:style-name="T2">grant execute on function </text:span><text:span text:style-name="T51">func_insert_match</text:span><text:span text:style-name="T10">(</text:span><text:span text:style-name="T2">match</text:span><text:span text:style-name="T10">) </text:span><text:span text:style-name="T2">to </text:span><text:span text:style-name="T10">operatore</text:span><text:span text:style-name="T2">;</text:span><text:line-break/><text:span text:style-name="T2">grant execute on function </text:span><text:span text:style-name="T51">func_delete_match</text:span><text:span text:style-name="T10">(</text:span><text:span text:style-name="T2">public</text:span><text:span text:style-name="T10">.match.</text:span><text:span text:style-name="T14">id</text:span><text:span text:style-name="T10">%</text:span><text:span text:style-name="T2">TYPE,public</text:span><text:span text:style-name="T10">.match.</text:span><text:span text:style-name="T14">operator_i</text:span><text:span text:style-name="T15">d<text:tab/><text:tab/><text:tab/><text:tab/><text:tab/><text:tab/><text:tab/><text:tab/><text:tab/><text:tab/></text:span><text:span text:style-name="T10">%</text:span><text:span text:style-name="T2">TYPE</text:span><text:span text:style-name="T10">) </text:span><text:span text:style-name="T2">to </text:span><text:span text:style-name="T10">operatore</text:span><text:span text:style-name="T2">;</text:span><text:line-break/><text:span text:style-name="T2">grant execute on function </text:span><text:span text:style-name="T51">func_update_match</text:span><text:span text:style-name="T10">(</text:span><text:span text:style-name="T2">match</text:span><text:span text:style-name="T10">) </text:span><text:span text:style-name="T2">to </text:span><text:span text:style-name="T10">operatore</text:span><text:span text:style-name="T2">;</text:span></text:p>
      <text:p text:style-name="P90"/>
      <text:p text:style-name="P31"/>
      <text:p text:style-name="P32">Questo utente <text:span text:style-name="T42">ha privilegi di insert, update e delete sulla tabella match.</text:span></text:p>
      <text:p text:style-name="P32"/>
      <text:p text:style-name="P35"/>
      <text:p text:style-name="P35"/>
      <text:p text:style-name="P57"><text:soft-page-break/>- <text:span text:style-name="T50">p</text:span>artner</text:p>
      <text:p text:style-name="P35"/>
      <text:p text:style-name="P35">Codice per la creazione:</text:p>
      <text:p text:style-name="P34"/>
      <text:p text:style-name="P34"><text:span text:style-name="T2">create user </text:span><text:span text:style-name="T10">partner </text:span><text:span text:style-name="T2">with encrypted password </text:span><text:span text:style-name="T35">'sL3FBmAxjFYnjsgBBN4HV8UF'</text:span><text:span text:style-name="T2">;</text:span><text:line-break/><text:span text:style-name="T2">grant select on </text:span><text:span text:style-name="T10">users </text:span><text:span text:style-name="T2">to </text:span><text:span text:style-name="T10">partner</text:span><text:span text:style-name="T2">;</text:span><text:line-break/><text:span text:style-name="T2">grant execute on function </text:span><text:span text:style-name="T51">func_insert_bet</text:span><text:span text:style-name="T10">(bets) </text:span><text:span text:style-name="T2">to </text:span><text:span text:style-name="T10">partner</text:span><text:span text:style-name="T2">;</text:span><text:line-break/><text:span text:style-name="T2">grant execute on function </text:span><text:span text:style-name="T51">func_delete_bet</text:span><text:span text:style-name="T10">(m_id </text:span><text:span text:style-name="T2">int,</text:span><text:span text:style-name="T10">p_id </text:span><text:span text:style-name="T2">int, </text:span><text:span text:style-name="T10">b </text:span><text:span text:style-name="T2">char, </text:span><text:span text:style-name="T10">curr </text:span><text:span text:style-name="T2">char</text:span><text:span text:style-name="T10">(</text:span><text:span text:style-name="T21">3</text:span><text:span text:style-name="T10">)) </text:span><text:span text:style-name="T2">to <text:tab/><text:tab/><text:tab/><text:tab/><text:tab/><text:tab/><text:tab/><text:tab/><text:tab/><text:tab/><text:tab/><text:tab/><text:tab/></text:span><text:span text:style-name="T10">partner</text:span><text:span text:style-name="T2">;</text:span><text:line-break/><text:span text:style-name="T2">grant execute on function </text:span><text:span text:style-name="T51">func_update_bet</text:span><text:span text:style-name="T10">(m_id </text:span><text:span text:style-name="T2">int,</text:span><text:span text:style-name="T10">p_id </text:span><text:span text:style-name="T2">int, </text:span><text:span text:style-name="T10">b </text:span><text:span text:style-name="T2">char, </text:span><text:span text:style-name="T10">curr </text:span><text:span text:style-name="T2">char</text:span><text:span text:style-name="T10">(</text:span><text:span text:style-name="T21">3</text:span><text:span text:style-name="T10">)</text:span><text:span text:style-name="T2">, </text:span><text:span text:style-name="T10">new_m_id <text:tab/><text:tab/><text:tab/></text:span><text:span text:style-name="T2">int, </text:span><text:span text:style-name="T10">new_b </text:span><text:span text:style-name="T2">char, </text:span><text:span text:style-name="T10">new_curr </text:span><text:span text:style-name="T2">char</text:span><text:span text:style-name="T10">(</text:span><text:span text:style-name="T21">3</text:span><text:span text:style-name="T10">)</text:span><text:span text:style-name="T2">, </text:span><text:span text:style-name="T10">new_val </text:span><text:span text:style-name="T2">numeric</text:span><text:span text:style-name="T10">) </text:span><text:span text:style-name="T2">to </text:span><text:span text:style-name="T10">partner</text:span><text:span text:style-name="T2">;</text:span><text:line-break/><text:span text:style-name="T2">grant all privileges on table </text:span><text:span text:style-name="T10">bets </text:span><text:span text:style-name="T2">to </text:span><text:span text:style-name="T10">partner</text:span><text:span text:style-name="T2">;</text:span></text:p>
      <text:p text:style-name="P91"/>
      <text:p text:style-name="P34"/>
      <text:p text:style-name="P35">Questo utente ha privilegi <text:span text:style-name="T67">d</text:span>i insert, update e delete sulla tabella bets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/>
      <text:p text:style-name="P39"/>
      <text:p text:style-name="P39"/>
      <text:p text:style-name="P39"><text:soft-page-break/>Funzioni</text:p>
      <text:p text:style-name="P39"/>
      <text:p text:style-name="P66">Il database è dotato di varie funzioni che permettono azioni di inserimento, aggiornamento, cancellazione sulle varie tabelle.</text:p>
      <text:p text:style-name="P66"/>
      <text:p text:style-name="P66"/>
      <text:p text:style-name="P69">- func_insert_match</text:p>
      <text:p text:style-name="P69"/>
      <text:p text:style-name="P73"><text:span text:style-name="T9">create or replace function </text:span><text:span text:style-name="T59">func_insert_match</text:span><text:span text:style-name="T87">(</text:span><text:span text:style-name="T9">m match</text:span><text:span text:style-name="T87">)</text:span><text:line-break/><text:span text:style-name="T9">returns char as </text:span><text:span text:style-name="T39">$result$</text:span><text:line-break/><text:span text:style-name="T9">begin</text:span><text:line-break/><text:span text:style-name="T9"> <text:s text:c="3"/>insert into public</text:span><text:span text:style-name="T87">.match (</text:span><text:span text:style-name="T20">id</text:span><text:span text:style-name="T9">, </text:span><text:span text:style-name="T20">home_team_id</text:span><text:span text:style-name="T9">, </text:span><text:span text:style-name="T20">away_team_id</text:span><text:span text:style-name="T9">, </text:span><text:span text:style-name="T20">season</text:span><text:span text:style-name="T9">, </text:span><text:span text:style-name="T20">stage</text:span><text:span text:style-name="T9">, </text:span><text:span text:style-name="T20">date</text:span><text:span text:style-name="T9">, </text:span><text:span text:style-name="T20">a_team_goal</text:span><text:span text:style-name="T9">, </text:span><text:span text:style-name="T20">h_team_goal</text:span><text:span text:style-name="T9">, </text:span><text:span text:style-name="T20">league_id</text:span><text:span text:style-name="T9">, </text:span><text:span text:style-name="T20">country_id</text:span><text:span text:style-name="T9">, </text:span><text:span text:style-name="T20">operator_id</text:span><text:span text:style-name="T87">)</text:span><text:line-break/><text:span text:style-name="T87"> <text:s text:c="3"/></text:span><text:span text:style-name="T9">values </text:span><text:span text:style-name="T87">(</text:span><text:span text:style-name="T9">m</text:span><text:span text:style-name="T87">.</text:span><text:span text:style-name="T20">id</text:span><text:span text:style-name="T9">,m</text:span><text:span text:style-name="T87">.</text:span><text:span text:style-name="T20">home_team_id</text:span><text:span text:style-name="T9">,m</text:span><text:span text:style-name="T87">.</text:span><text:span text:style-name="T20">away_team_id</text:span><text:span text:style-name="T9">,m</text:span><text:span text:style-name="T87">.</text:span><text:span text:style-name="T20">season</text:span><text:span text:style-name="T9">,m</text:span><text:span text:style-name="T87">.</text:span><text:span text:style-name="T20">stage</text:span><text:span text:style-name="T9">,m</text:span><text:span text:style-name="T87">.</text:span><text:span text:style-name="T20">date</text:span><text:span text:style-name="T9">,m</text:span><text:span text:style-name="T87">.</text:span><text:span text:style-name="T20">a_team_goal</text:span><text:span text:style-name="T9">,m</text:span><text:span text:style-name="T87">.</text:span><text:span text:style-name="T20">h_team_goal</text:span><text:span text:style-name="T9">,m</text:span><text:span text:style-name="T87">.</text:span><text:span text:style-name="T20">league_id</text:span><text:span text:style-name="T9">,m</text:span><text:span text:style-name="T87">.</text:span><text:span text:style-name="T20">country_id</text:span><text:span text:style-name="T9">,m</text:span><text:span text:style-name="T87">.</text:span><text:span text:style-name="T20">operator_id</text:span><text:span text:style-name="T87">)</text:span><text:span text:style-name="T9">;</text:span><text:line-break/><text:line-break/><text:span text:style-name="T9"> <text:s text:c="3"/>if </text:span><text:span text:style-name="T60">FOUND </text:span><text:span text:style-name="T9">then</text:span><text:line-break/><text:span text:style-name="T9"> <text:s text:c="5"/>return </text:span><text:span text:style-name="T39">'0'</text:span><text:span text:style-name="T9">;</text:span><text:line-break/><text:span text:style-name="T9"> <text:s text:c="3"/>else</text:span><text:line-break/><text:span text:style-name="T9"> <text:s text:c="5"/>return </text:span><text:span text:style-name="T39">'1'</text:span><text:span text:style-name="T9">;</text:span><text:line-break/><text:span text:style-name="T9"> <text:s text:c="3"/>end if ;</text:span><text:line-break/><text:line-break/><text:span text:style-name="T9"> <text:s text:c="3"/>exception</text:span><text:line-break/><text:span text:style-name="T9"> <text:s text:c="7"/>when </text:span><text:span text:style-name="T87">not_null_violation </text:span><text:span text:style-name="T9">then</text:span><text:line-break/><text:span text:style-name="T9"> <text:s text:c="9"/>raise info </text:span><text:span text:style-name="T39">'Errore: vincolo di not null violato'</text:span><text:span text:style-name="T9">;</text:span><text:line-break/><text:span text:style-name="T9"> <text:s text:c="9"/>return </text:span><text:span text:style-name="T39">'2'</text:span><text:span text:style-name="T9">;</text:span><text:line-break/><text:span text:style-name="T9"> <text:s text:c="7"/>when </text:span><text:span text:style-name="T87">unique_violation </text:span><text:span text:style-name="T9">then</text:span><text:line-break/><text:span text:style-name="T9"> <text:s text:c="9"/>raise info </text:span><text:span text:style-name="T39">'Errore: stai inserendo dati relativi ad un match già presente'</text:span><text:span text:style-name="T9">;</text:span><text:line-break/><text:span text:style-name="T9"> <text:s text:c="9"/>return </text:span><text:span text:style-name="T39">'3'</text:span><text:span text:style-name="T9">;</text:span><text:line-break/><text:span text:style-name="T9"> <text:s text:c="7"/>when </text:span><text:span text:style-name="T87">foreign_key_violation </text:span><text:span text:style-name="T9">then</text:span><text:line-break/><text:span text:style-name="T9"> <text:s text:c="9"/>raise info </text:span><text:span text:style-name="T39">'Errore: chiave esterna non presente'</text:span><text:span text:style-name="T9">;</text:span><text:line-break/><text:span text:style-name="T9"> <text:s text:c="9"/>return </text:span><text:span text:style-name="T39">'4'</text:span><text:span text:style-name="T9">;</text:span><text:line-break/><text:span text:style-name="T9"> <text:s text:c="7"/>when </text:span><text:span text:style-name="T87">check_violation </text:span><text:span text:style-name="T9">then</text:span><text:line-break/><text:span text:style-name="T9"> <text:s text:c="11"/>raise info </text:span><text:span text:style-name="T39">'Errore: check violation'</text:span><text:span text:style-name="T9">;</text:span><text:line-break/><text:span text:style-name="T9"> <text:s text:c="11"/>return </text:span><text:span text:style-name="T39">'5'</text:span><text:span text:style-name="T9">;</text:span><text:line-break/><text:span text:style-name="T9">end;</text:span><text:line-break/><text:span text:style-name="T39">$result$ </text:span><text:span text:style-name="T9">language </text:span><text:span text:style-name="T87">plpgsql</text:span><text:span text:style-name="T9">;</text:span></text:p>
      <text:p text:style-name="P94"/>
      <text:p text:style-name="P67"/>
      <text:p text:style-name="P70">- func_delete_match</text:p>
      <text:p text:style-name="P67"/>
      <text:p text:style-name="P67"><text:span text:style-name="T8">create or replace function </text:span><text:span text:style-name="T54">func_delete_match</text:span><text:span text:style-name="T13">(m_id </text:span><text:span text:style-name="T8">match</text:span><text:span text:style-name="T13">.</text:span><text:span text:style-name="T19">id</text:span><text:span text:style-name="T13">%</text:span><text:span text:style-name="T8">TYPE,</text:span><text:span text:style-name="T13">op_id </text:span><text:span text:style-name="T8">match</text:span><text:span text:style-name="T13">.</text:span><text:span text:style-name="T19">operator_id</text:span><text:span text:style-name="T13">%</text:span><text:span text:style-name="T8">TYPE</text:span><text:span text:style-name="T13">)</text:span><text:line-break/><text:span text:style-name="T8">returns char as </text:span><text:span text:style-name="T38">$result$</text:span><text:line-break/><text:span text:style-name="T38"> <text:s text:c="3"/></text:span><text:span text:style-name="T8">begin</text:span><text:line-break/><text:line-break/><text:span text:style-name="T8"> <text:s text:c="7"/>delete from public</text:span><text:span text:style-name="T13">.match </text:span><text:span text:style-name="T8">where </text:span><text:span text:style-name="T19">id </text:span><text:span text:style-name="T13">= m_id </text:span><text:span text:style-name="T8">and </text:span><text:span text:style-name="T19">operator_id </text:span><text:span text:style-name="T13">= op_id</text:span><text:span text:style-name="T8">;</text:span><text:line-break/><text:line-break/><text:line-break/><text:span text:style-name="T8"> <text:s text:c="7"/>if </text:span><text:span text:style-name="T58">FOUND </text:span><text:span text:style-name="T8">then</text:span><text:line-break/><text:span text:style-name="T8"> <text:s text:c="11"/>return </text:span><text:span text:style-name="T38">'0'</text:span><text:span text:style-name="T8">;</text:span><text:line-break/><text:span text:style-name="T8"> <text:s text:c="7"/>else</text:span><text:line-break/><text:span text:style-name="T8"> <text:s text:c="11"/>return </text:span><text:span text:style-name="T38">'1'</text:span><text:span text:style-name="T8">;</text:span><text:line-break/><text:span text:style-name="T8"> <text:s text:c="7"/>end if;</text:span><text:line-break/><text:span text:style-name="T8"> <text:s text:c="3"/>end;</text:span><text:line-break/><text:span text:style-name="T38">$result$ </text:span><text:span text:style-name="T8">language </text:span><text:span text:style-name="T13">plpgsql</text:span><text:span text:style-name="T8">;</text:span></text:p>
      <text:p text:style-name="P67"/>
      <text:p text:style-name="P118"><text:soft-page-break/>- func_update_match</text:p>
      <text:p text:style-name="P92"/>
      <text:p text:style-name="P67"><text:span text:style-name="T8">create or replace function </text:span><text:span text:style-name="T54">func_update_match</text:span><text:span text:style-name="T13">(</text:span><text:span text:style-name="T8">m match</text:span><text:span text:style-name="T13">)</text:span><text:line-break/><text:span text:style-name="T8">returns char as </text:span><text:span text:style-name="T38">$result$</text:span><text:line-break/><text:span text:style-name="T38"> <text:s text:c="3"/></text:span><text:span text:style-name="T8">begin</text:span><text:line-break/><text:line-break/><text:span text:style-name="T8"> <text:s text:c="7"/>update public</text:span><text:span text:style-name="T13">.match</text:span><text:line-break/><text:span text:style-name="T13"> <text:s text:c="7"/></text:span><text:span text:style-name="T8">set </text:span><text:span text:style-name="T19">home_team_id </text:span><text:span text:style-name="T13">= </text:span><text:span text:style-name="T8">m</text:span><text:span text:style-name="T13">.</text:span><text:span text:style-name="T19">home_team_id</text:span><text:span text:style-name="T8">, </text:span><text:span text:style-name="T19">away_team_id </text:span><text:span text:style-name="T13">= </text:span><text:span text:style-name="T8">m</text:span><text:span text:style-name="T13">.</text:span><text:span text:style-name="T19">away_team_id</text:span><text:span text:style-name="T8">, </text:span><text:span text:style-name="T19">season </text:span><text:span text:style-name="T13">= </text:span><text:span text:style-name="T8">m</text:span><text:span text:style-name="T13">.</text:span><text:span text:style-name="T19">season</text:span><text:span text:style-name="T8">, </text:span><text:span text:style-name="T19">stage </text:span><text:span text:style-name="T13">= </text:span><text:span text:style-name="T8">m</text:span><text:span text:style-name="T13">.</text:span><text:span text:style-name="T19">stage</text:span><text:span text:style-name="T8">, </text:span><text:span text:style-name="T19">date</text:span><text:span text:style-name="T13">= </text:span><text:span text:style-name="T8">m</text:span><text:span text:style-name="T13">.</text:span><text:span text:style-name="T19">date</text:span><text:span text:style-name="T8">, </text:span><text:span text:style-name="T19">a_team_goal </text:span><text:span text:style-name="T13">= </text:span><text:span text:style-name="T8">m</text:span><text:span text:style-name="T13">.</text:span><text:span text:style-name="T19">a_team_goal</text:span><text:span text:style-name="T8">, </text:span><text:span text:style-name="T19">h_team_goal </text:span><text:span text:style-name="T13">= </text:span><text:span text:style-name="T8">m</text:span><text:span text:style-name="T13">.</text:span><text:span text:style-name="T19">h_team_goal</text:span><text:span text:style-name="T8">, </text:span><text:span text:style-name="T19">league_id </text:span><text:span text:style-name="T13">= </text:span><text:span text:style-name="T8">m</text:span><text:span text:style-name="T13">.</text:span><text:span text:style-name="T19">league_id</text:span><text:span text:style-name="T8">, </text:span><text:span text:style-name="T19">country_id </text:span><text:span text:style-name="T13">= </text:span><text:span text:style-name="T8">m</text:span><text:span text:style-name="T13">.</text:span><text:span text:style-name="T19">country_id</text:span><text:line-break/><text:span text:style-name="T19"> <text:s text:c="7"/></text:span><text:span text:style-name="T8">where </text:span><text:span text:style-name="T19">id </text:span><text:span text:style-name="T13">= </text:span><text:span text:style-name="T8">m</text:span><text:span text:style-name="T13">.</text:span><text:span text:style-name="T19">id </text:span><text:span text:style-name="T8">and </text:span><text:span text:style-name="T19">operator_id </text:span><text:span text:style-name="T13">= </text:span><text:span text:style-name="T8">m</text:span><text:span text:style-name="T13">.</text:span><text:span text:style-name="T19">operator_id</text:span><text:span text:style-name="T8">;</text:span><text:line-break/><text:line-break/><text:line-break/><text:line-break/><text:span text:style-name="T8"> <text:s text:c="7"/>if </text:span><text:span text:style-name="T58">FOUND </text:span><text:span text:style-name="T8">then</text:span><text:line-break/><text:span text:style-name="T8"> <text:s text:c="11"/>return </text:span><text:span text:style-name="T38">'0'</text:span><text:span text:style-name="T8">;</text:span><text:line-break/><text:span text:style-name="T8"> <text:s text:c="7"/>else</text:span><text:line-break/><text:span text:style-name="T8"> <text:s text:c="11"/>return </text:span><text:span text:style-name="T38">'1'</text:span><text:span text:style-name="T8">;</text:span><text:line-break/><text:span text:style-name="T8"> <text:s text:c="7"/>end if;</text:span><text:line-break/><text:line-break/><text:span text:style-name="T8"> <text:s text:c="3"/>exception</text:span><text:line-break/><text:span text:style-name="T8"> <text:s text:c="7"/>when </text:span><text:span text:style-name="T13">not_null_violation </text:span><text:span text:style-name="T8">then</text:span><text:line-break/><text:span text:style-name="T8"> <text:s text:c="11"/>raise info </text:span><text:span text:style-name="T38">'Errore: vincolo di not null violato'</text:span><text:span text:style-name="T8">;</text:span><text:line-break/><text:span text:style-name="T8"> <text:s text:c="11"/>return </text:span><text:span text:style-name="T38">'2'</text:span><text:span text:style-name="T8">;</text:span><text:line-break/><text:span text:style-name="T8"> <text:s text:c="7"/>when </text:span><text:span text:style-name="T13">unique_violation </text:span><text:span text:style-name="T8">then</text:span><text:line-break/><text:span text:style-name="T8"> <text:s text:c="11"/>raise info </text:span><text:span text:style-name="T38">'Errore: stai inserendo dati relativi ad un match già presente'</text:span><text:span text:style-name="T8">;</text:span><text:line-break/><text:span text:style-name="T8"> <text:s text:c="11"/>return </text:span><text:span text:style-name="T38">'3'</text:span><text:span text:style-name="T8">;</text:span><text:line-break/><text:span text:style-name="T8"> <text:s text:c="7"/>when </text:span><text:span text:style-name="T13">foreign_key_violation </text:span><text:span text:style-name="T8">then</text:span><text:line-break/><text:span text:style-name="T8"> <text:s text:c="11"/>raise info </text:span><text:span text:style-name="T38">'Errore: chiave etserna non presente'</text:span><text:span text:style-name="T8">;</text:span><text:line-break/><text:span text:style-name="T8"> <text:s text:c="11"/>return </text:span><text:span text:style-name="T38">'4'</text:span><text:span text:style-name="T8">;</text:span><text:line-break/><text:span text:style-name="T8"> <text:s text:c="3"/>end;</text:span><text:line-break/><text:span text:style-name="T38">$result$ </text:span><text:span text:style-name="T8">language </text:span><text:span text:style-name="T13">plpgsql</text:span><text:span text:style-name="T8">;</text:span></text:p>
      <text:p text:style-name="P70"/>
      <text:p text:style-name="P70"/>
      <text:p text:style-name="P70">- <text:span text:style-name="T91">func_insert_country</text:span></text:p>
      <text:p text:style-name="P70"/>
      <text:p text:style-name="P70"><text:span text:style-name="T2">create or replace function </text:span><text:span text:style-name="T51">func_insert_country</text:span><text:span text:style-name="T10">(country_name country.</text:span><text:span text:style-name="T14">name</text:span><text:span text:style-name="T10">%</text:span><text:span text:style-name="T2">TYPE</text:span><text:span text:style-name="T10">)</text:span><text:line-break/><text:span text:style-name="T2">returns int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0">ret_id country.</text:span><text:span text:style-name="T14">id</text:span><text:span text:style-name="T10">%</text:span><text:span text:style-name="T2">TYPE;</text:span><text:line-break/><text:span text:style-name="T2"> <text:s text:c="3"/>begin</text:span><text:line-break/><text:span text:style-name="T2"> <text:s text:c="7"/>insert into </text:span><text:span text:style-name="T10">country(</text:span><text:span text:style-name="T14">name</text:span><text:span text:style-name="T10">) </text:span><text:span text:style-name="T2">values </text:span><text:span text:style-name="T10">(country_name) </text:span><text:span text:style-name="T2">returning </text:span><text:span text:style-name="T14">id </text:span><text:span text:style-name="T2">into </text:span><text:span text:style-name="T10">ret_id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pan text:style-name="T2"> <text:s text:c="11"/>return </text:span><text:span text:style-name="T10">ret_id</text:span><text:span text:style-name="T2">;</text:span><text:line-break/><text:span text:style-name="T2"> <text:s text:c="7"/>else</text:span><text:line-break/><text:span text:style-name="T2"> <text:s text:c="11"/>return </text:span><text:span text:style-name="T10">-</text:span><text:span text:style-name="T21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0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0">-</text:span><text:span text:style-name="T21">2</text:span><text:span text:style-name="T2">;</text:span><text:line-break/><text:span text:style-name="T2"> <text:s text:c="7"/>when </text:span><text:span text:style-name="T10">unique_violation </text:span><text:span text:style-name="T2">then</text:span><text:line-break/><text:span text:style-name="T2"> <text:s text:c="11"/>raise info </text:span><text:span text:style-name="T35">'Errore: stai inserendo dati relativi ad un paese già presente'</text:span><text:span text:style-name="T2">;</text:span><text:line-break/><text:span text:style-name="T2"> <text:s text:c="11"/>select </text:span><text:span text:style-name="T14">id </text:span><text:span text:style-name="T2">into </text:span><text:span text:style-name="T10">ret_id </text:span><text:span text:style-name="T2">from </text:span><text:span text:style-name="T10">country </text:span><text:span text:style-name="T2">where </text:span><text:span text:style-name="T14">name </text:span><text:span text:style-name="T2">like </text:span><text:span text:style-name="T10">country_name </text:span><text:span text:style-name="T2">limit </text:span><text:span text:style-name="T21">1</text:span><text:span text:style-name="T2">;</text:span><text:line-break/><text:span text:style-name="T2"> <text:s text:c="11"/>return </text:span><text:span text:style-name="T10">ret_id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<text:soft-page-break/>- <text:span text:style-name="T91">func_delete_country</text:span></text:p>
      <text:p text:style-name="P70"/>
      <text:p text:style-name="P70"><text:span text:style-name="T2">create or replace function </text:span><text:span text:style-name="T51">func_delete_country</text:span><text:span text:style-name="T10">(c_id country.</text:span><text:span text:style-name="T14">id</text:span><text:span text:style-name="T10">%</text:span><text:span text:style-name="T2">TYPE</text:span><text:span text:style-name="T10">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0">country </text:span><text:span text:style-name="T2">where </text:span><text:span text:style-name="T14">id </text:span><text:span text:style-name="T10">= c_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case_not_found </text:span><text:span text:style-name="T2">then</text:span><text:line-break/><text:span text:style-name="T2"> <text:s text:c="7"/>raise info </text:span><text:span text:style-name="T35">'Id league non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1">func_update_country</text:span></text:p>
      <text:p text:style-name="P70"/>
      <text:p text:style-name="P70"><text:span text:style-name="T2">create or replace function </text:span><text:span text:style-name="T51">func_update_country</text:span><text:span text:style-name="T10">(</text:span><text:span text:style-name="T2">c </text:span><text:span text:style-name="T10">country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0">country</text:span><text:line-break/><text:span text:style-name="T10"> <text:s text:c="3"/></text:span><text:span text:style-name="T2">set </text:span><text:span text:style-name="T14">name </text:span><text:span text:style-name="T10">= </text:span><text:span text:style-name="T2">c</text:span><text:span text:style-name="T10">.</text:span><text:span text:style-name="T14">name</text:span><text:line-break/><text:span text:style-name="T14"> <text:s text:c="3"/></text:span><text:span text:style-name="T2">where </text:span><text:span text:style-name="T14">id </text:span><text:span text:style-name="T10">= </text:span><text:span text:style-name="T2">c</text:span><text:span text:style-name="T10">.</text:span><text:span text:style-name="T14">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1">func_insert_league</text:span></text:p>
      <text:p text:style-name="P70"/>
      <text:p text:style-name="P70"><text:span text:style-name="T2">create or replace function </text:span><text:span text:style-name="T51">func_insert_league</text:span><text:span text:style-name="T10">(league_name league.</text:span><text:span text:style-name="T14">name</text:span><text:span text:style-name="T10">%</text:span><text:span text:style-name="T2">TYPE</text:span><text:span text:style-name="T10">)</text:span><text:line-break/><text:span text:style-name="T10"> <text:s text:c="3"/></text:span><text:span text:style-name="T2">returns int as </text:span><text:span text:style-name="T35">$result$</text:span><text:line-break/><text:span text:style-name="T2">declare</text:span><text:line-break/><text:span text:style-name="T2"> <text:s text:c="3"/></text:span><text:span text:style-name="T10">ret_id league.</text:span><text:span text:style-name="T14">id</text:span><text:span text:style-name="T10">%</text:span><text:span text:style-name="T2">TYPE;</text:span><text:line-break/><text:span text:style-name="T2">begin</text:span><text:line-break/><text:span text:style-name="T2"> <text:s text:c="3"/>insert into </text:span><text:span text:style-name="T10">league(</text:span><text:span text:style-name="T14">name</text:span><text:span text:style-name="T10">) </text:span><text:span text:style-name="T2">values </text:span><text:span text:style-name="T10">(league_name) </text:span><text:span text:style-name="T2">returning </text:span><text:span text:style-name="T14">id </text:span><text:span text:style-name="T2">into </text:span><text:span text:style-name="T10">ret_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10">ret_id</text:span><text:span text:style-name="T2">;</text:span><text:line-break/><text:span text:style-name="T2"> <text:s text:c="3"/>else</text:span><text:line-break/><text:span text:style-name="T2"> <text:s text:c="7"/>return </text:span><text:span text:style-name="T10">-</text:span><text:span text:style-name="T21">1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oft-page-break/><text:span text:style-name="T2"> <text:s text:c="7"/>return </text:span><text:span text:style-name="T10">-</text:span><text:span text:style-name="T21">2</text:span><text:span text:style-name="T2">;</text:span><text:line-break/><text:span text:style-name="T2"> <text:s text:c="3"/>when </text:span><text:span text:style-name="T10">unique_violation </text:span><text:span text:style-name="T2">then</text:span><text:line-break/><text:span text:style-name="T2"> <text:s text:c="7"/>raise info </text:span><text:span text:style-name="T35">'Errore: stai inserendo dati relativi ad una league già presente'</text:span><text:span text:style-name="T2">;</text:span><text:line-break/><text:span text:style-name="T2"> <text:s text:c="7"/>select </text:span><text:span text:style-name="T14">id </text:span><text:span text:style-name="T2">into </text:span><text:span text:style-name="T10">ret_id </text:span><text:span text:style-name="T2">from </text:span><text:span text:style-name="T10">league </text:span><text:span text:style-name="T2">where </text:span><text:span text:style-name="T14">name </text:span><text:span text:style-name="T2">like </text:span><text:span text:style-name="T10">league_name </text:span><text:span text:style-name="T2">limit </text:span><text:span text:style-name="T21">1</text:span><text:span text:style-name="T2">;</text:span><text:line-break/><text:span text:style-name="T2"> <text:s text:c="7"/>return </text:span><text:span text:style-name="T10">ret_id</text:span><text:span text:style-name="T2">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1">func_delete_league</text:span></text:p>
      <text:p text:style-name="P70"/>
      <text:p text:style-name="P70"><text:span text:style-name="T2">create or replace function </text:span><text:span text:style-name="T51">func_delete_league</text:span><text:span text:style-name="T10">(l_id league.</text:span><text:span text:style-name="T14">id</text:span><text:span text:style-name="T10">%</text:span><text:span text:style-name="T2">TYPE</text:span><text:span text:style-name="T10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delete from </text:span><text:span text:style-name="T10">league </text:span><text:span text:style-name="T2">where </text:span><text:span text:style-name="T14">id </text:span><text:span text:style-name="T10">= l_id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0">case_not_found </text:span><text:span text:style-name="T2">then</text:span><text:line-break/><text:span text:style-name="T2"> <text:s text:c="11"/>raise info </text:span><text:span text:style-name="T35">'Id league non presente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1">func_update_league</text:span></text:p>
      <text:p text:style-name="P70"/>
      <text:p text:style-name="P70"><text:span text:style-name="T2">create or replace function </text:span><text:span text:style-name="T51">func_update_league</text:span><text:span text:style-name="T10">(l league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0">league</text:span><text:line-break/><text:span text:style-name="T10"> <text:s text:c="3"/></text:span><text:span text:style-name="T2">set </text:span><text:span text:style-name="T14">name </text:span><text:span text:style-name="T10">= l.</text:span><text:span text:style-name="T14">name</text:span><text:line-break/><text:span text:style-name="T14"> <text:s text:c="3"/></text:span><text:span text:style-name="T2">where </text:span><text:span text:style-name="T14">id </text:span><text:span text:style-name="T10">= l.</text:span><text:span text:style-name="T14">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1">func_insert_team</text:span></text:p>
      <text:p text:style-name="P70"/>
      <text:p text:style-name="P70"><text:span text:style-name="T2">create or replace function </text:span><text:span text:style-name="T51">func_insert_team</text:span><text:span text:style-name="T10">(t team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0">team(</text:span><text:span text:style-name="T14">id</text:span><text:span text:style-name="T2">,</text:span><text:span text:style-name="T14">short_name</text:span><text:span text:style-name="T2">,</text:span><text:span text:style-name="T14">long_name</text:span><text:span text:style-name="T10">) </text:span><text:span text:style-name="T2">values </text:span><text:span text:style-name="T10">(t.</text:span><text:span text:style-name="T14">id</text:span><text:span text:style-name="T2">,</text:span><text:span text:style-name="T10">t.</text:span><text:span text:style-name="T14">short_name</text:span><text:span text:style-name="T2">,</text:span><text:span text:style-name="T10">t.</text:span><text:span text:style-name="T14">long_name</text:span><text:span text:style-name="T10">)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oft-pag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0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0">unique_violation </text:span><text:span text:style-name="T2">then</text:span><text:line-break/><text:span text:style-name="T2"> <text:s text:c="11"/>raise info </text:span><text:span text:style-name="T35">'Errore: stai inserendo dati relativi ad un team già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3"/>end;</text:span><text:line-break/><text:span text:style-name="T2"> <text:s text:c="3"/></text:span><text:span text:style-name="T35">$result$</text:span><text:line-break/><text:span text:style-name="T2">language </text:span><text:span text:style-name="T10">plpgsql</text:span><text:span text:style-name="T2">;</text:span></text:p>
      <text:p text:style-name="P70"/>
      <text:p text:style-name="P70">- <text:span text:style-name="T91">func_delete_team</text:span></text:p>
      <text:p text:style-name="P70"/>
      <text:p text:style-name="P70"><text:span text:style-name="T2">create or replace function </text:span><text:span text:style-name="T51">func_delete_team</text:span><text:span text:style-name="T10">(t_id team.</text:span><text:span text:style-name="T14">id</text:span><text:span text:style-name="T10">%</text:span><text:span text:style-name="T2">TYPE</text:span><text:span text:style-name="T10">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0">team </text:span><text:span text:style-name="T2">where </text:span><text:span text:style-name="T14">id </text:span><text:span text:style-name="T10">= t_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case_not_found </text:span><text:span text:style-name="T2">then</text:span><text:line-break/><text:span text:style-name="T2"> <text:s text:c="7"/>raise info </text:span><text:span text:style-name="T35">'Errore: team non presente'</text:span><text:span text:style-name="T2">;</text:span><text:line-break/><text:span text:style-name="T2"> <text:s text:c="7"/>return </text:span><text:span text:style-name="T35">'2'</text:span><text:span text:style-name="T2">;</text:span><text:line-break/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1">func_update_team</text:span></text:p>
      <text:p text:style-name="P70"/>
      <text:p text:style-name="P70"><text:span text:style-name="T2">create or replace function </text:span><text:span text:style-name="T51">func_update_team</text:span><text:span text:style-name="T10">(t team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0">team</text:span><text:line-break/><text:span text:style-name="T10"> <text:s text:c="3"/></text:span><text:span text:style-name="T2">set </text:span><text:span text:style-name="T14">short_name </text:span><text:span text:style-name="T10">= t.</text:span><text:span text:style-name="T14">short_name</text:span><text:span text:style-name="T2">,</text:span><text:span text:style-name="T14">long_name </text:span><text:span text:style-name="T10">= t.</text:span><text:span text:style-name="T14">long_name</text:span><text:line-break/><text:span text:style-name="T14"> <text:s text:c="3"/></text:span><text:span text:style-name="T2">where </text:span><text:span text:style-name="T14">id </text:span><text:span text:style-name="T10">= t.</text:span><text:span text:style-name="T14">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0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oft-page-break/><text:span text:style-name="T2"> <text:s text:c="7"/>return </text:span><text:span text:style-name="T35">'3'</text:span><text:span text:style-name="T2">;</text:span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0">plpgsql</text:span><text:span text:style-name="T2">;</text:span></text:p>
      <text:p text:style-name="P70"/>
      <text:p text:style-name="P70">- <text:span text:style-name="T91">func_check_bet</text:span></text:p>
      <text:p text:style-name="P70"/>
      <text:p text:style-name="P70"><text:span text:style-name="T2">create or replace function </text:span><text:span text:style-name="T51">func_check_bet</text:span><text:span text:style-name="T10">(b bets)</text:span><text:line-break/><text:span text:style-name="T2">returns int as </text:span><text:span text:style-name="T35">$result$</text:span><text:line-break/><text:span text:style-name="T2">begin</text:span><text:line-break/><text:span text:style-name="T2"> <text:s text:c="3"/></text:span><text:span text:style-name="T102">--controlla che la stessa scommessa non sia messa già da un'altro impiegato della società</text:span><text:line-break/><text:span text:style-name="T102"> <text:s text:c="3"/>--e che l'id della società non sia nullo</text:span><text:line-break/><text:span text:style-name="T102"> <text:s text:c="3"/></text:span><text:span text:style-name="T2">perform </text:span><text:span text:style-name="T14">match_id</text:span><text:span text:style-name="T2">,</text:span><text:span text:style-name="T14">bet</text:span><text:span text:style-name="T2">,</text:span><text:span text:style-name="T14">currency_id</text:span><text:span text:style-name="T2">,</text:span><text:span text:style-name="T14">partner_id</text:span><text:line-break/><text:span text:style-name="T14"> <text:s text:c="3"/></text:span><text:span text:style-name="T2">from </text:span><text:span text:style-name="T10">bets</text:span><text:line-break/><text:span text:style-name="T10"> <text:s text:c="3"/></text:span><text:span text:style-name="T2">join </text:span><text:span text:style-name="T10">users </text:span><text:span text:style-name="T2">s on </text:span><text:span text:style-name="T10">bets.</text:span><text:span text:style-name="T14">partner_id </text:span><text:span text:style-name="T10">= </text:span><text:span text:style-name="T2">s</text:span><text:span text:style-name="T10">.</text:span><text:span text:style-name="T14">id</text:span><text:line-break/><text:span text:style-name="T14"> <text:s text:c="3"/></text:span><text:span text:style-name="T2">where s</text:span><text:span text:style-name="T10">.</text:span><text:span text:style-name="T14">bet_society_id </text:span><text:span text:style-name="T10">= (</text:span><text:span text:style-name="T2">select </text:span><text:span text:style-name="T14">bet_society_id </text:span><text:span text:style-name="T2">from </text:span><text:span text:style-name="T10">users </text:span><text:span text:style-name="T2">where </text:span><text:span text:style-name="T14">id </text:span><text:span text:style-name="T10">= b.</text:span><text:span text:style-name="T14">partner_id</text:span><text:span text:style-name="T10">)</text:span><text:line-break/><text:span text:style-name="T10"> <text:s text:c="5"/></text:span><text:span text:style-name="T2">and </text:span><text:span text:style-name="T14">match_id </text:span><text:span text:style-name="T10">= b.</text:span><text:span text:style-name="T14">match_id </text:span><text:span text:style-name="T2">and </text:span><text:span text:style-name="T14">bet </text:span><text:span text:style-name="T10">= b.</text:span><text:span text:style-name="T14">bet </text:span><text:span text:style-name="T2">and </text:span><text:span text:style-name="T14">currency_id </text:span><text:span text:style-name="T10">= b.</text:span><text:span text:style-name="T14">currency_id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21">1</text:span><text:span text:style-name="T2">;</text:span><text:line-break/><text:span text:style-name="T2"> <text:s text:c="3"/>else</text:span><text:line-break/><text:span text:style-name="T2"> <text:s text:c="7"/>if</text:span><text:span text:style-name="T10">((</text:span><text:span text:style-name="T2">select </text:span><text:span text:style-name="T14">bet_society_id </text:span><text:span text:style-name="T2">from </text:span><text:span text:style-name="T10">users </text:span><text:span text:style-name="T2">where </text:span><text:span text:style-name="T14">id </text:span><text:span text:style-name="T10">= b.</text:span><text:span text:style-name="T14">partner_id</text:span><text:span text:style-name="T10">) </text:span><text:span text:style-name="T2">is null</text:span><text:span text:style-name="T10">) </text:span><text:span text:style-name="T2">then</text:span><text:line-break/><text:span text:style-name="T2"> <text:s text:c="11"/>return </text:span><text:span text:style-name="T21">1</text:span><text:span text:style-name="T2">;</text:span><text:line-break/><text:span text:style-name="T2"> <text:s text:c="7"/>else</text:span><text:line-break/><text:span text:style-name="T2"> <text:s text:c="11"/>return </text:span><text:span text:style-name="T21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><text:span text:style-name="T2"/></text:p>
      <text:p text:style-name="P70"/>
      <text:p text:style-name="P70">- <text:span text:style-name="T91">func_insert_bet</text:span></text:p>
      <text:p text:style-name="P70"/>
      <text:p text:style-name="P123"><text:span text:style-name="T7">create or replace function </text:span><text:span text:style-name="T53">func_insert_bet</text:span><text:span text:style-name="T12">(b bets)</text:span><text:span text:style-name="T103"><text:line-break/></text:span><text:span text:style-name="T7">returns char as </text:span><text:span text:style-name="T37">$result$</text:span><text:span text:style-name="T103"><text:line-break/></text:span><text:span text:style-name="T37"> <text:s text:c="3"/></text:span><text:span text:style-name="T7">begin</text:span><text:span text:style-name="T103"><text:line-break/><text:line-break/></text:span><text:span text:style-name="T7"> <text:s text:c="7"/>if </text:span><text:span text:style-name="T12">(</text:span><text:span text:style-name="T7">select </text:span><text:span text:style-name="T53">func_check_bet</text:span><text:span text:style-name="T12">(b) = </text:span><text:span text:style-name="T23">0</text:span><text:span text:style-name="T12">) <text:s/></text:span><text:span text:style-name="T7">then</text:span><text:span text:style-name="T103"><text:line-break/></text:span><text:span text:style-name="T7"> <text:s text:c="11"/>insert into </text:span><text:span text:style-name="T12">bets (</text:span><text:span text:style-name="T17">match_id</text:span><text:span text:style-name="T7">, </text:span><text:span text:style-name="T17">partner_id</text:span><text:span text:style-name="T7">, </text:span><text:span text:style-name="T17">bet</text:span><text:span text:style-name="T7">, </text:span><text:span text:style-name="T17">currency_id</text:span><text:span text:style-name="T7">, </text:span><text:span text:style-name="T17">value</text:span><text:span text:style-name="T12">) </text:span><text:span text:style-name="T7">values </text:span><text:span text:style-name="T12">(b.</text:span><text:span text:style-name="T17">match_id</text:span><text:span text:style-name="T7">,</text:span><text:span text:style-name="T12">b.</text:span><text:span text:style-name="T17">partner_id</text:span><text:span text:style-name="T7">,</text:span><text:span text:style-name="T12">b.</text:span><text:span text:style-name="T17">bet</text:span><text:span text:style-name="T7">,</text:span><text:span text:style-name="T12">b.</text:span><text:span text:style-name="T17">currency_id</text:span><text:span text:style-name="T7">,</text:span><text:span text:style-name="T12">b.</text:span><text:span text:style-name="T17">value</text:span><text:span text:style-name="T12">)</text:span><text:span text:style-name="T7">;</text:span><text:span text:style-name="T103"><text:line-break/><text:line-break/></text:span><text:span text:style-name="T7"> <text:s text:c="11"/>if </text:span><text:span text:style-name="T57">FOUND </text:span><text:span text:style-name="T7">then</text:span><text:span text:style-name="T103"><text:line-break/></text:span><text:span text:style-name="T7"> <text:s text:c="15"/>return </text:span><text:span text:style-name="T37">'0'</text:span><text:span text:style-name="T7">;</text:span><text:span text:style-name="T103"><text:line-break/></text:span><text:span text:style-name="T7"> <text:s text:c="11"/>else</text:span><text:span text:style-name="T103"><text:line-break/></text:span><text:span text:style-name="T7"> <text:s text:c="15"/>return </text:span><text:span text:style-name="T37">'1'</text:span><text:span text:style-name="T7">;</text:span><text:span text:style-name="T103"><text:line-break/></text:span><text:span text:style-name="T7"> <text:s text:c="11"/>end if;</text:span><text:span text:style-name="T103"><text:line-break/></text:span><text:span text:style-name="T7"> <text:s text:c="7"/>else</text:span><text:span text:style-name="T103"><text:line-break/></text:span><text:span text:style-name="T7"> <text:s text:c="11"/>raise info </text:span><text:span text:style-name="T37">'Errore: scommessa già presente da parte di questa società'</text:span><text:span text:style-name="T7">;</text:span><text:span text:style-name="T103"><text:line-break/></text:span><text:span text:style-name="T7"> <text:s text:c="11"/>return </text:span><text:span text:style-name="T37">'5'</text:span><text:span text:style-name="T7">;</text:span><text:span text:style-name="T103"><text:line-break/></text:span><text:span text:style-name="T7"> <text:s text:c="7"/>end if;</text:span><text:span text:style-name="T103"><text:line-break/><text:line-break/><text:line-break/></text:span><text:span text:style-name="T7"> <text:s text:c="7"/>exception</text:span><text:span text:style-name="T103"><text:line-break/></text:span><text:span text:style-name="T7"> <text:s text:c="11"/>when </text:span><text:span text:style-name="T12">not_null_violation </text:span><text:span text:style-name="T7">then</text:span><text:span text:style-name="T103"><text:line-break/></text:span><text:span text:style-name="T7"> <text:s text:c="15"/>raise info </text:span><text:span text:style-name="T37">'Errore: vincolo di not null violato'</text:span><text:span text:style-name="T7">;</text:span><text:span text:style-name="T103"><text:line-break/></text:span><text:span text:style-name="T7"> <text:s text:c="15"/>return </text:span><text:span text:style-name="T37">'2'</text:span><text:span text:style-name="T7">;</text:span><text:span text:style-name="T103"><text:line-break/></text:span><text:span text:style-name="T7"> <text:s text:c="11"/>when </text:span><text:span text:style-name="T12">unique_violation </text:span><text:span text:style-name="T7">then</text:span><text:span text:style-name="T103"><text:line-break/></text:span><text:span text:style-name="T7"> <text:s text:c="15"/>raise info </text:span><text:span text:style-name="T37">'Errore: stai inserendo dati relativi </text:span><text:span text:style-name="T35">ad una scommessa</text:span></text:p>
      <text:p text:style-name="P123"><text:soft-page-break/><text:span text:style-name="T37"><text:s/>già presente'</text:span><text:span text:style-name="T7">;</text:span><text:span text:style-name="T103"><text:line-break/></text:span><text:span text:style-name="T7"> <text:s text:c="15"/>return </text:span><text:span text:style-name="T37">'3'</text:span><text:span text:style-name="T7">;</text:span><text:span text:style-name="T103"><text:line-break/></text:span><text:span text:style-name="T7"> <text:s text:c="11"/>when </text:span><text:span text:style-name="T12">foreign_key_violation </text:span><text:span text:style-name="T7">then</text:span><text:span text:style-name="T103"><text:line-break/></text:span><text:span text:style-name="T7"> <text:s text:c="15"/>raise info </text:span><text:span text:style-name="T37">'Errore: vincolo chiave esterna violato'</text:span><text:span text:style-name="T7">;</text:span><text:span text:style-name="T103"><text:line-break/></text:span><text:span text:style-name="T7"> <text:s text:c="15"/>return </text:span><text:span text:style-name="T37">'4'</text:span><text:span text:style-name="T7">;</text:span><text:span text:style-name="T103"><text:line-break/></text:span><text:span text:style-name="T7"> <text:s text:c="3"/>end;</text:span><text:span text:style-name="T103"><text:line-break/></text:span><text:span text:style-name="T37">$result$ </text:span><text:span text:style-name="T7">language </text:span><text:span text:style-name="T12">plpgsql</text:span><text:span text:style-name="T7">;</text:span></text:p>
      <text:p text:style-name="P70"/>
      <text:p text:style-name="P70"/>
      <text:p text:style-name="P70"/>
      <text:p text:style-name="P70">- <text:span text:style-name="T91">func_delete_bet</text:span></text:p>
      <text:p text:style-name="P70"/>
      <text:p text:style-name="P70"><text:span text:style-name="T2">create or replace function </text:span><text:span text:style-name="T51">func_delete_bet</text:span><text:span text:style-name="T10">(m_id </text:span><text:span text:style-name="T2">int,</text:span><text:span text:style-name="T10">p_id </text:span><text:span text:style-name="T2">int, </text:span><text:span text:style-name="T10">b </text:span><text:span text:style-name="T2">char, </text:span><text:span text:style-name="T10">curr </text:span><text:span text:style-name="T2">char</text:span><text:span text:style-name="T10">(</text:span><text:span text:style-name="T21">3</text:span><text:span text:style-name="T10">))</text:span><text:line-break/><text:span text:style-name="T10"> <text:s text:c="3"/></text:span><text:span text:style-name="T2">returns char as </text:span><text:span text:style-name="T35">$result$</text:span><text:line-break/><text:span text:style-name="T2">begin</text:span><text:line-break/><text:line-break/><text:span text:style-name="T2"> <text:s text:c="3"/>delete from </text:span><text:span text:style-name="T10">bets </text:span><text:span text:style-name="T2">where </text:span><text:span text:style-name="T14">match_id </text:span><text:span text:style-name="T10">= m_id </text:span><text:span text:style-name="T2">and </text:span><text:span text:style-name="T14">partner_id </text:span><text:span text:style-name="T10">= p_id </text:span><text:span text:style-name="T2">and </text:span><text:span text:style-name="T14">bet </text:span><text:span text:style-name="T10">= b </text:span><text:span text:style-name="T2">and </text:span><text:span text:style-name="T14">currency_id </text:span><text:span text:style-name="T10">= curr</text:span><text:span text:style-name="T2">;</text:span><text:line-break/><text:line-break/><text:span text:style-name="T2"> <text:s text:c="3"/>if </text:span><text:span text:style-name="T55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0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0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pan text:style-name="T2"> <text:s text:c="7"/>return </text:span><text:span text:style-name="T35">'3'</text:span><text:span text:style-name="T2">;</text:span><text:line-break/><text:span text:style-name="T2"> <text:s text:c="3"/>when </text:span><text:span text:style-name="T10">foreign_key_violation </text:span><text:span text:style-name="T2">then</text:span><text:line-break/><text:span text:style-name="T2"> <text:s text:c="7"/>raise info </text:span><text:span text:style-name="T35">'Errore: vincolo chiave esterna violato'</text:span><text:span text:style-name="T2">;</text:span><text:line-break/><text:span text:style-name="T2"> <text:s text:c="7"/>return </text:span><text:span text:style-name="T35">'4'</text:span><text:span text:style-name="T2">;</text:span><text:line-break/><text:span text:style-name="T2"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<text:span text:style-name="T91">func_update_bet</text:span></text:p>
      <text:p text:style-name="P70"/>
      <text:p text:style-name="P70"><text:span text:style-name="T2">create or replace function </text:span><text:span text:style-name="T51">func_update_bet</text:span><text:span text:style-name="T10">(m_id </text:span><text:span text:style-name="T2">int,</text:span><text:span text:style-name="T10">p_id </text:span><text:span text:style-name="T2">int, </text:span><text:span text:style-name="T10">b </text:span><text:span text:style-name="T2">char, </text:span><text:span text:style-name="T10">curr </text:span><text:span text:style-name="T2">char</text:span><text:span text:style-name="T10">(</text:span><text:span text:style-name="T21">3</text:span><text:span text:style-name="T10">)</text:span><text:span text:style-name="T2">, </text:span><text:span text:style-name="T10">new_m_id </text:span><text:span text:style-name="T2">int, </text:span><text:span text:style-name="T10">new_b </text:span><text:span text:style-name="T2">char, </text:span><text:span text:style-name="T10">new_curr </text:span><text:span text:style-name="T2">char</text:span><text:span text:style-name="T10">(</text:span><text:span text:style-name="T21">3</text:span><text:span text:style-name="T10">)</text:span><text:span text:style-name="T2">, </text:span><text:span text:style-name="T10">new_val </text:span><text:span text:style-name="T2">numeric</text:span><text:span text:style-name="T10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line-break/><text:span text:style-name="T2"> <text:s text:c="7"/>if </text:span><text:span text:style-name="T10">(</text:span><text:span text:style-name="T2">select </text:span><text:span text:style-name="T51">func_check_bet</text:span><text:span text:style-name="T10">(</text:span><text:span text:style-name="T2">row</text:span><text:span text:style-name="T10">(new_m_id</text:span><text:span text:style-name="T2">,</text:span><text:span text:style-name="T10">p_id</text:span><text:span text:style-name="T2">,</text:span><text:span text:style-name="T10">new_b</text:span><text:span text:style-name="T2">,</text:span><text:span text:style-name="T10">new_val</text:span><text:span text:style-name="T2">,</text:span><text:span text:style-name="T10">new_curr)) = </text:span><text:span text:style-name="T21">0</text:span><text:span text:style-name="T10">) </text:span><text:span text:style-name="T2">then</text:span><text:line-break/><text:line-break/><text:span text:style-name="T2"> <text:s text:c="11"/>update </text:span><text:span text:style-name="T10">bets</text:span><text:line-break/><text:span text:style-name="T10"> <text:s text:c="11"/></text:span><text:span text:style-name="T2">set </text:span><text:span text:style-name="T14">match_id </text:span><text:span text:style-name="T10">= new_m_id</text:span><text:span text:style-name="T2">,</text:span><text:span text:style-name="T14">bet </text:span><text:span text:style-name="T10">= new_b</text:span><text:span text:style-name="T2">,</text:span><text:span text:style-name="T14">currency_id </text:span><text:span text:style-name="T10">= new_curr</text:span><text:span text:style-name="T2">, </text:span><text:span text:style-name="T14">value </text:span><text:span text:style-name="T10">= new_val</text:span><text:line-break/><text:span text:style-name="T10"> <text:s text:c="11"/></text:span><text:span text:style-name="T2">where </text:span><text:span text:style-name="T14">partner_id </text:span><text:span text:style-name="T10">= p_id </text:span><text:span text:style-name="T2">and </text:span><text:span text:style-name="T14">match_id </text:span><text:span text:style-name="T10">= m_id </text:span><text:span text:style-name="T2">and </text:span><text:span text:style-name="T14">bet </text:span><text:span text:style-name="T10">= b </text:span><text:span text:style-name="T2">and </text:span><text:span text:style-name="T14">currency_id </text:span><text:span text:style-name="T10">= curr</text:span><text:span text:style-name="T2">;</text:span><text:line-break/><text:line-break/><text:span text:style-name="T2"> <text:s text:c="11"/>if </text:span><text:span text:style-name="T55">FOUND </text:span><text:span text:style-name="T2">then</text:span><text:line-break/><text:span text:style-name="T2"> <text:s text:c="15"/>return </text:span><text:span text:style-name="T35">'0'</text:span><text:span text:style-name="T2">;</text:span><text:line-break/><text:span text:style-name="T2"> <text:s text:c="11"/>else</text:span><text:line-break/><text:span text:style-name="T2"> <text:s text:c="15"/>return </text:span><text:span text:style-name="T35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5">'Errore: scommessa già presente da parte di questa società'</text:span><text:span text:style-name="T2">;</text:span><text:line-break/><text:soft-page-break/><text:span text:style-name="T2"> <text:s text:c="11"/>return </text:span><text:span text:style-name="T35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0">not_null_violation </text:span><text:span text:style-name="T2">then</text:span><text:line-break/><text:span text:style-name="T2"> <text:s text:c="15"/>raise info </text:span><text:span text:style-name="T35">'Errore: vincolo di not null violato'</text:span><text:span text:style-name="T2">;</text:span><text:line-break/><text:span text:style-name="T2"> <text:s text:c="15"/>return </text:span><text:span text:style-name="T35">'2'</text:span><text:span text:style-name="T2">;</text:span><text:line-break/><text:span text:style-name="T2"> <text:s text:c="11"/>when </text:span><text:span text:style-name="T10">unique_violation </text:span><text:span text:style-name="T2">then</text:span><text:line-break/><text:span text:style-name="T2"> <text:s text:c="15"/>raise info </text:span><text:span text:style-name="T35">'Errore: stai inserendo dati relativi ad un team già presente'</text:span><text:span text:style-name="T2">;</text:span><text:line-break/><text:span text:style-name="T2"> <text:s text:c="15"/>return </text:span><text:span text:style-name="T35">'3'</text:span><text:span text:style-name="T2">;</text:span><text:line-break/><text:span text:style-name="T2"> <text:s text:c="11"/>when </text:span><text:span text:style-name="T10">foreign_key_violation </text:span><text:span text:style-name="T2">then</text:span><text:line-break/><text:span text:style-name="T2"> <text:s text:c="15"/>raise info </text:span><text:span text:style-name="T35">'Errore: vincolo chiave esterna violato'</text:span><text:span text:style-name="T2">;</text:span><text:line-break/><text:span text:style-name="T2"> <text:s text:c="15"/>return </text:span><text:span text:style-name="T35">'4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2">func_get_best_players_from_team</text:span></text:p>
      <text:p text:style-name="P70"/>
      <text:p text:style-name="P70"><text:span text:style-name="T2">create or replace function </text:span><text:span text:style-name="T51">func_get_best_players_from_team</text:span><text:span text:style-name="T10">(match_date </text:span><text:span text:style-name="T2">public</text:span><text:span text:style-name="T10">.match.</text:span><text:span text:style-name="T14">date</text:span><text:span text:style-name="T10">%</text:span><text:span text:style-name="T2">TYPE, </text:span><text:span text:style-name="T10">t_id team.</text:span><text:span text:style-name="T14">id</text:span><text:span text:style-name="T10">%</text:span><text:span text:style-name="T2">TYPE</text:span><text:span text:style-name="T10">)</text:span><text:line-break/><text:span text:style-name="T2">returns table</text:span><text:span text:style-name="T10">(</text:span><text:span text:style-name="T14">name </text:span><text:span text:style-name="T2">varchar</text:span><text:span text:style-name="T10">(</text:span><text:span text:style-name="T21">100</text:span><text:span text:style-name="T10">)</text:span><text:span text:style-name="T2">,</text:span><text:span text:style-name="T14">attr_val </text:span><text:span text:style-name="T2">int</text:span><text:span text:style-name="T10">) </text:span><text:span text:style-name="T2">as </text:span><text:span text:style-name="T35">$$</text:span><text:line-break/><text:span text:style-name="T35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0">q </text:span><text:span text:style-name="T2">as </text:span><text:span text:style-name="T10">(</text:span><text:span text:style-name="T2">select </text:span><text:span text:style-name="T10">p.</text:span><text:span text:style-name="T14">name </text:span><text:span text:style-name="T2">as </text:span><text:span text:style-name="T10">pname</text:span><text:span text:style-name="T2">,</text:span><text:span text:style-name="T10">pa.</text:span><text:span text:style-name="T14">val </text:span><text:span text:style-name="T2">as </text:span><text:span text:style-name="T10">paval</text:span><text:line-break/><text:span text:style-name="T10"> <text:s text:c="18"/></text:span><text:span text:style-name="T2">from </text:span><text:span text:style-name="T10">player p</text:span><text:line-break/><text:span text:style-name="T10"> <text:s text:c="27"/></text:span><text:span text:style-name="T2">join </text:span><text:span text:style-name="T10">player_attribute pa </text:span><text:span text:style-name="T2">on </text:span><text:span text:style-name="T10">p.</text:span><text:span text:style-name="T14">id </text:span><text:span text:style-name="T10">= pa.</text:span><text:span text:style-name="T14">player_id </text:span><text:span text:style-name="T2">and </text:span><text:span text:style-name="T10">pa.</text:span><text:span text:style-name="T14">date </text:span><text:span text:style-name="T10">&lt;= match_date </text:span><text:span text:style-name="T2">and </text:span><text:span text:style-name="T10">pa.</text:span><text:span text:style-name="T14">name </text:span><text:span text:style-name="T10">= </text:span><text:span text:style-name="T35">'overall_rating'</text:span><text:line-break/><text:span text:style-name="T35"> <text:s text:c="18"/></text:span><text:span text:style-name="T2">where </text:span><text:span text:style-name="T10">pa.</text:span><text:span text:style-name="T14">date </text:span><text:span text:style-name="T10">&gt;= </text:span><text:span text:style-name="T2">all</text:span><text:span text:style-name="T10">(</text:span><text:span text:style-name="T2">select </text:span><text:span text:style-name="T10">pat.</text:span><text:span text:style-name="T14">date</text:span><text:line-break/><text:span text:style-name="T14"> <text:s text:c="39"/></text:span><text:span text:style-name="T2">from </text:span><text:span text:style-name="T10">player pl</text:span><text:line-break/><text:span text:style-name="T10"> <text:s text:c="48"/></text:span><text:span text:style-name="T2">join </text:span><text:span text:style-name="T10">player_attribute pat </text:span><text:span text:style-name="T2">on </text:span><text:span text:style-name="T10">pl.</text:span><text:span text:style-name="T14">id </text:span><text:span text:style-name="T10">= pat.</text:span><text:span text:style-name="T14">player_id </text:span><text:span text:style-name="T2">and </text:span><text:span text:style-name="T10">pat.</text:span><text:span text:style-name="T14">date </text:span><text:span text:style-name="T10">&lt;= match_date </text:span><text:span text:style-name="T2">and </text:span><text:span text:style-name="T10">pat.</text:span><text:span text:style-name="T14">name </text:span><text:span text:style-name="T10">= </text:span><text:span text:style-name="T35">'overall_rating'</text:span><text:line-break/><text:span text:style-name="T35"> <text:s text:c="39"/></text:span><text:span text:style-name="T2">where </text:span><text:span text:style-name="T10">pl.</text:span><text:span text:style-name="T14">id </text:span><text:span text:style-name="T10">= p.</text:span><text:span text:style-name="T14">id </text:span><text:span text:style-name="T2">and </text:span><text:span text:style-name="T10">pl.</text:span><text:span text:style-name="T14">team_id </text:span><text:span text:style-name="T10">= t_id)</text:span><text:line-break/><text:span text:style-name="T10"> <text:s text:c="20"/></text:span><text:span text:style-name="T2">and </text:span><text:span text:style-name="T10">p.</text:span><text:span text:style-name="T14">team_id </text:span><text:span text:style-name="T10">= t_id)</text:span><text:line-break/><text:span text:style-name="T10"> <text:s text:c="7"/></text:span><text:span text:style-name="T2">select </text:span><text:span text:style-name="T10">q.pname</text:span><text:span text:style-name="T2">,</text:span><text:span text:style-name="T10">q.paval</text:span><text:line-break/><text:span text:style-name="T10"> <text:s text:c="7"/></text:span><text:span text:style-name="T2">from </text:span><text:span text:style-name="T10">q</text:span><text:line-break/><text:span text:style-name="T10"> <text:s text:c="7"/></text:span><text:span text:style-name="T2">where </text:span><text:span text:style-name="T10">paval &gt;= </text:span><text:span text:style-name="T2">all</text:span><text:span text:style-name="T10">(</text:span><text:span text:style-name="T2">select </text:span><text:span text:style-name="T10">paval </text:span><text:span text:style-name="T2">from </text:span><text:span text:style-name="T10">q)</text:span><text:span text:style-name="T2">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2">get_best_players</text:span></text:p>
      <text:p text:style-name="P70"/>
      <text:p text:style-name="P70"><text:span text:style-name="T2">create or replace function </text:span><text:span text:style-name="T51">get_best_players</text:span><text:span text:style-name="T10">(match_id </text:span><text:span text:style-name="T2">public</text:span><text:span text:style-name="T10">.match.</text:span><text:span text:style-name="T14">id</text:span><text:span text:style-name="T10">%</text:span><text:span text:style-name="T2">TYPE</text:span><text:span text:style-name="T10">)</text:span><text:line-break/><text:span text:style-name="T2">returns setof best_player 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0">tmp </text:span><text:span text:style-name="T2">record;</text:span><text:line-break/><text:span text:style-name="T2"> <text:s text:c="7"/></text:span><text:span text:style-name="T10">tmp2 </text:span><text:span text:style-name="T2">record;</text:span><text:line-break/><text:span text:style-name="T2"> <text:s text:c="7"/></text:span><text:span text:style-name="T10">best </text:span><text:span text:style-name="T2">best_player;</text:span><text:line-break/><text:span text:style-name="T2"> <text:s/>begin</text:span><text:line-break/><text:span text:style-name="T2"> <text:s text:c="5"/>for </text:span><text:span text:style-name="T10">tmp </text:span><text:span text:style-name="T2">in </text:span><text:span text:style-name="T10">(</text:span><text:span text:style-name="T2">select </text:span><text:span text:style-name="T14">id</text:span><text:span text:style-name="T2">,</text:span><text:span text:style-name="T14">date</text:span><text:span text:style-name="T2">,</text:span><text:span text:style-name="T14">home_team_id</text:span><text:span text:style-name="T2">,</text:span><text:span text:style-name="T14">away_team_id </text:span><text:span text:style-name="T2">from public</text:span><text:span text:style-name="T10">.match </text:span><text:span text:style-name="T2">m where m</text:span><text:span text:style-name="T10">.</text:span><text:span text:style-name="T14">id </text:span><text:span text:style-name="T10">= match_id </text:span><text:span text:style-name="T2">order by </text:span><text:span text:style-name="T14">date </text:span><text:span text:style-name="T2">desc </text:span><text:span text:style-name="T10">) </text:span><text:span text:style-name="T2">loop</text:span><text:line-break/><text:span text:style-name="T2"> <text:s text:c="7"/></text:span><text:span text:style-name="T10">best.team_id := tmp.</text:span><text:span text:style-name="T14">home_team_id</text:span><text:span text:style-name="T2">;</text:span><text:line-break/><text:span text:style-name="T2"> <text:s text:c="7"/></text:span><text:span text:style-name="T10">best.team_h := </text:span><text:span text:style-name="T2">true;</text:span><text:line-break/><text:line-break/><text:span text:style-name="T2"> <text:s text:c="7"/>for </text:span><text:span text:style-name="T10">tmp2 </text:span><text:span text:style-name="T2">in </text:span><text:span text:style-name="T10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1">func_get_best_players_from_team</text:span><text:span text:style-name="T10">(tmp.</text:span><text:span text:style-name="T14">date</text:span><text:span text:style-name="T2">,</text:span><text:span text:style-name="T10">tmp.</text:span><text:span text:style-name="T14">home_team_id</text:span><text:span text:style-name="T10">)) </text:span><text:span text:style-name="T2">loop</text:span><text:line-break/><text:span text:style-name="T2"> <text:s text:c="15"/></text:span><text:span text:style-name="T10">best.player_name := tmp2.</text:span><text:span text:style-name="T14">name</text:span><text:span text:style-name="T2">;</text:span><text:line-break/><text:span text:style-name="T2"> <text:s text:c="15"/></text:span><text:span text:style-name="T10">best.rating := tmp2.</text:span><text:span text:style-name="T14">attr_val</text:span><text:span text:style-name="T2">;</text:span><text:line-break/><text:soft-page-break/><text:line-break/><text:span text:style-name="T2"> <text:s text:c="15"/>return next </text:span><text:span text:style-name="T10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0">best.team_id := tmp.</text:span><text:span text:style-name="T14">away_team_id</text:span><text:span text:style-name="T2">;</text:span><text:line-break/><text:span text:style-name="T2"> <text:s text:c="7"/></text:span><text:span text:style-name="T10">best.team_h := </text:span><text:span text:style-name="T2">false;</text:span><text:line-break/><text:line-break/><text:span text:style-name="T2"> <text:s text:c="7"/>for </text:span><text:span text:style-name="T10">tmp2 </text:span><text:span text:style-name="T2">in </text:span><text:span text:style-name="T10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1">func_get_best_players_from_team</text:span><text:span text:style-name="T10">(tmp.</text:span><text:span text:style-name="T14">date</text:span><text:span text:style-name="T2">,</text:span><text:span text:style-name="T10">tmp.</text:span><text:span text:style-name="T14">away_team_id</text:span><text:span text:style-name="T10">)) </text:span><text:span text:style-name="T2">loop</text:span><text:line-break/><text:span text:style-name="T2"> <text:s text:c="15"/></text:span><text:span text:style-name="T10">best.player_name := tmp2.</text:span><text:span text:style-name="T14">name</text:span><text:span text:style-name="T2">;</text:span><text:line-break/><text:span text:style-name="T2"> <text:s text:c="15"/></text:span><text:span text:style-name="T10">best.rating := tmp2.</text:span><text:span text:style-name="T14">attr_val</text:span><text:span text:style-name="T2">;</text:span><text:line-break/><text:line-break/><text:span text:style-name="T2"> <text:s text:c="15"/>return next </text:span><text:span text:style-name="T10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5">$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/>
      <text:p text:style-name="P70">-<text:span text:style-name="T93">func_player_formation_assoc</text:span></text:p>
      <text:p text:style-name="P70"/>
      <text:p text:style-name="P70"><text:span text:style-name="T2">create or replace function </text:span><text:span text:style-name="T51">func_player_formation_assoc</text:span><text:span text:style-name="T10">(p initial_formation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0">initial_formation (</text:span><text:span text:style-name="T14">match_id</text:span><text:span text:style-name="T2">, </text:span><text:span text:style-name="T14">player_id</text:span><text:span text:style-name="T10">) </text:span><text:span text:style-name="T2">values </text:span><text:span text:style-name="T10">(p.</text:span><text:span text:style-name="T14">match_id</text:span><text:span text:style-name="T2">,</text:span><text:span text:style-name="T10">p.</text:span><text:span text:style-name="T14">player_id</text:span><text:span text:style-name="T10">)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0">unique_violation </text:span><text:span text:style-name="T2">then</text:span><text:line-break/><text:span text:style-name="T2"> <text:s text:c="11"/>raise info </text:span><text:span text:style-name="T35">'Errore: condizione unique violata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0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0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35">'4'</text:span><text:span text:style-name="T2">;</text:span><text:line-break/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3">func_insert_player</text:span></text:p>
      <text:p text:style-name="P70"/>
      <text:p text:style-name="P70"><text:span text:style-name="T2">create or replace function </text:span><text:span text:style-name="T51">func_insert_player</text:span><text:span text:style-name="T10">(p player)</text:span><text:line-break/><text:span text:style-name="T2">returns integer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0">ret_id player.</text:span><text:span text:style-name="T14">id</text:span><text:span text:style-name="T10">%</text:span><text:span text:style-name="T2">TYPE;</text:span><text:line-break/><text:span text:style-name="T2"> <text:s text:c="3"/>begin</text:span><text:line-break/><text:span text:style-name="T2"> <text:s text:c="7"/>insert into </text:span><text:span text:style-name="T10">player </text:span><text:span text:style-name="T2">values </text:span><text:span text:style-name="T10">(p.</text:span><text:span text:style-name="T14">id</text:span><text:span text:style-name="T2">,</text:span><text:span text:style-name="T10">p.</text:span><text:span text:style-name="T14">name</text:span><text:span text:style-name="T2">,</text:span><text:span text:style-name="T10">p.</text:span><text:span text:style-name="T14">birthday</text:span><text:span text:style-name="T2">,</text:span><text:span text:style-name="T10">p.</text:span><text:span text:style-name="T14">height</text:span><text:span text:style-name="T2">,</text:span><text:span text:style-name="T10">p.</text:span><text:span text:style-name="T14">weight</text:span><text:span text:style-name="T2">,</text:span><text:span text:style-name="T10">p.</text:span><text:span text:style-name="T14">team_id</text:span><text:span text:style-name="T10">) </text:span><text:span text:style-name="T2">returning </text:span><text:span text:style-name="T14">id </text:span><text:span text:style-name="T2">into </text:span><text:span text:style-name="T10">ret_id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oft-page-break/><text:span text:style-name="T2"> <text:s text:c="11"/>return </text:span><text:span text:style-name="T10">ret_id</text:span><text:span text:style-name="T2">;</text:span><text:line-break/><text:span text:style-name="T2"> <text:s text:c="7"/>else</text:span><text:line-break/><text:span text:style-name="T2"> <text:s text:c="11"/>return </text:span><text:span text:style-name="T10">-</text:span><text:span text:style-name="T21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0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0">-</text:span><text:span text:style-name="T21">2</text:span><text:span text:style-name="T2">;</text:span><text:line-break/><text:span text:style-name="T2"> <text:s text:c="7"/>when </text:span><text:span text:style-name="T10">unique_violation </text:span><text:span text:style-name="T2">then</text:span><text:line-break/><text:span text:style-name="T2"> <text:s text:c="11"/>raise info </text:span><text:span text:style-name="T35">'Errore: stai inserendo dati relativi ad un giocatore già presente'</text:span><text:span text:style-name="T2">;</text:span><text:line-break/><text:span text:style-name="T2"> <text:s text:c="11"/>return </text:span><text:span text:style-name="T10">-</text:span><text:span text:style-name="T21">3</text:span><text:span text:style-name="T2">;</text:span><text:line-break/><text:span text:style-name="T2"> <text:s text:c="7"/>when </text:span><text:span text:style-name="T10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10">-</text:span><text:span text:style-name="T21">4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3">func_insert_player_attribute</text:span></text:p>
      <text:p text:style-name="P70"/>
      <text:p text:style-name="P70"><text:span text:style-name="T2">create or replace function </text:span><text:span text:style-name="T51">func_insert_player_attribute</text:span><text:span text:style-name="T10">(attr player_attribute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0">player_attribute </text:span><text:span text:style-name="T2">values </text:span><text:span text:style-name="T10">(attr.</text:span><text:span text:style-name="T14">player_id</text:span><text:span text:style-name="T2">,</text:span><text:span text:style-name="T10">attr.</text:span><text:span text:style-name="T14">date</text:span><text:span text:style-name="T2">,</text:span><text:span text:style-name="T10">attr.</text:span><text:span text:style-name="T14">name</text:span><text:span text:style-name="T2">,</text:span><text:span text:style-name="T10">attr.</text:span><text:span text:style-name="T14">val</text:span><text:span text:style-name="T10">)</text:span><text:span text:style-name="T2">;</text:span><text:line-break/><text:line-break/><text:span text:style-name="T2"> <text:s text:c="7"/>if </text:span><text:span text:style-name="T55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0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0">foreign_key_violation </text:span><text:span text:style-name="T2">then</text:span><text:line-break/><text:span text:style-name="T2"> <text:s text:c="11"/>raise info </text:span><text:span text:style-name="T35">'Errore: chiave etserna non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0">unique_violation </text:span><text:span text:style-name="T2">then</text:span><text:line-break/><text:span text:style-name="T2"> <text:s text:c="11"/>raise info </text:span><text:span text:style-name="T35">'Errore: vincolo unique violato'</text:span><text:span text:style-name="T2">;</text:span><text:line-break/><text:span text:style-name="T2"> <text:s text:c="11"/>return </text:span><text:span text:style-name="T35">'4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0">plpgsql</text:span><text:span text:style-name="T2">;</text:span></text:p>
      <text:p text:style-name="P70"/>
      <text:p text:style-name="P70">- <text:span text:style-name="T93">func_refresh_classifica</text:span></text:p>
      <text:p text:style-name="P70"/>
      <text:p text:style-name="P70"><text:span text:style-name="T2">create or replace function </text:span><text:span text:style-name="T51">func_refresh_classifica</text:span><text:span text:style-name="T10">()</text:span><text:line-break/><text:span text:style-name="T10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5">$$</text:span><text:line-break/><text:span text:style-name="T2">begin</text:span><text:line-break/><text:span text:style-name="T2"> <text:s text:c="3"/>refresh materialized view </text:span><text:span text:style-name="T10">classifica</text:span><text:span text:style-name="T2">;</text:span><text:line-break/><text:line-break/><text:span text:style-name="T2"> <text:s text:c="3"/>return new;</text:span><text:line-break/><text:span text:style-name="T2">end;</text:span><text:line-break/><text:span text:style-name="T35">$$ </text:span><text:span text:style-name="T2">language </text:span><text:span text:style-name="T10">plpgsql</text:span><text:span text:style-name="T2">;</text:span></text:p>
      <text:p text:style-name="P70"/>
      <text:p text:style-name="P70"/>
      <text:p text:style-name="P70">- <text:span text:style-name="T93">func_generate_classifica</text:span></text:p>
      <text:p text:style-name="P70"><text:soft-page-break/></text:p>
      <text:p text:style-name="P70"><text:span text:style-name="T2">create or replace function </text:span><text:span text:style-name="T51">func_generate_classifica</text:span><text:span text:style-name="T10">()</text:span><text:line-break/><text:span text:style-name="T2">returns setof team_classification</text:span><text:line-break/><text:span text:style-name="T2">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0">tmpSeason </text:span><text:span text:style-name="T2">record;</text:span><text:line-break/><text:span text:style-name="T2"> <text:s text:c="7"/></text:span><text:span text:style-name="T10">tmpLeague </text:span><text:span text:style-name="T2">record;</text:span><text:line-break/><text:span text:style-name="T2"> <text:s text:c="7"/></text:span><text:span text:style-name="T10">tmpTeam </text:span><text:span text:style-name="T2">record;</text:span><text:line-break/><text:span text:style-name="T2"> <text:s text:c="7"/></text:span><text:span text:style-name="T10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0">tmpSeason </text:span><text:span text:style-name="T2">in </text:span><text:span text:style-name="T10">(</text:span><text:span text:style-name="T2">select distinct</text:span><text:span text:style-name="T10">(</text:span><text:span text:style-name="T14">season</text:span><text:span text:style-name="T10">) </text:span><text:span text:style-name="T2">as year from public</text:span><text:span text:style-name="T10">.match </text:span><text:span text:style-name="T2">order by </text:span><text:span text:style-name="T14">season </text:span><text:span text:style-name="T2">desc</text:span><text:span text:style-name="T10">) </text:span><text:span text:style-name="T2">loop</text:span><text:line-break/><text:span text:style-name="T2"> <text:s text:c="11"/>for </text:span><text:span text:style-name="T10">tmpLeague </text:span><text:span text:style-name="T2">in </text:span><text:span text:style-name="T10">(</text:span><text:span text:style-name="T2">select </text:span><text:span text:style-name="T14">id</text:span><text:span text:style-name="T2">,</text:span><text:span text:style-name="T14">name </text:span><text:span text:style-name="T2">from </text:span><text:span text:style-name="T10">league) </text:span><text:span text:style-name="T2">loop</text:span><text:line-break/><text:span text:style-name="T2"> <text:s text:c="15"/>for </text:span><text:span text:style-name="T10">tmpTeam </text:span><text:span text:style-name="T2">in </text:span><text:span text:style-name="T10">(</text:span><text:span text:style-name="T2">select distinct</text:span><text:span text:style-name="T10">(t.</text:span><text:span text:style-name="T14">id</text:span><text:span text:style-name="T10">) </text:span><text:span text:style-name="T2">as </text:span><text:span text:style-name="T10">id</text:span><text:span text:style-name="T2">,</text:span><text:span text:style-name="T10">t.</text:span><text:span text:style-name="T14">long_name</text:span><text:span text:style-name="T2">,</text:span><text:span text:style-name="T10">t.</text:span><text:span text:style-name="T14">short_name </text:span><text:span text:style-name="T2">from </text:span><text:span text:style-name="T10">team t </text:span><text:span text:style-name="T2">join match m on </text:span><text:span text:style-name="T10">(t.</text:span><text:span text:style-name="T14">id </text:span><text:span text:style-name="T10">= </text:span><text:span text:style-name="T2">m</text:span><text:span text:style-name="T10">.</text:span><text:span text:style-name="T14">away_team_id </text:span><text:span text:style-name="T2">or </text:span><text:span text:style-name="T10">t.</text:span><text:span text:style-name="T14">id </text:span><text:span text:style-name="T10">= </text:span><text:span text:style-name="T2">m</text:span><text:span text:style-name="T10">.</text:span><text:span text:style-name="T14">home_team_id</text:span><text:span text:style-name="T10">) </text:span><text:span text:style-name="T2">where m</text:span><text:span text:style-name="T10">.</text:span><text:span text:style-name="T14">season </text:span><text:span text:style-name="T10">= tmpSeason.year </text:span><text:span text:style-name="T2">and m</text:span><text:span text:style-name="T10">.</text:span><text:span text:style-name="T14">league_id </text:span><text:span text:style-name="T10">= tmpLeague.</text:span><text:span text:style-name="T14">id</text:span><text:span text:style-name="T10">) </text:span><text:span text:style-name="T2">loop</text:span><text:line-break/><text:line-break/><text:span text:style-name="T2"> <text:s text:c="19"/></text:span><text:span text:style-name="T10">classification.season := tmpSeason.year</text:span><text:span text:style-name="T2">;</text:span><text:line-break/><text:span text:style-name="T2"> <text:s text:c="19"/></text:span><text:span text:style-name="T10">classification.league := tmpLeague.</text:span><text:span text:style-name="T14">name</text:span><text:span text:style-name="T2">;</text:span><text:line-break/><text:span text:style-name="T2"> <text:s text:c="19"/></text:span><text:span text:style-name="T10">classification.l_name := tmpTeam.</text:span><text:span text:style-name="T14">long_name</text:span><text:span text:style-name="T2">;</text:span><text:line-break/><text:span text:style-name="T2"> <text:s text:c="19"/></text:span><text:span text:style-name="T10">classification.s_name := tmpTeam.</text:span><text:span text:style-name="T14">short_name</text:span><text:span text:style-name="T2">;</text:span><text:line-break/><text:line-break/><text:span text:style-name="T2"> <text:s text:c="19"/></text:span><text:span text:style-name="T10">classification.victories := (</text:span><text:span text:style-name="T2">select </text:span><text:span text:style-name="T10">tot</text:span><text:line-break/><text:span text:style-name="T10"> <text:s text:c="19"/></text:span><text:span text:style-name="T2">from </text:span><text:span text:style-name="T10">(</text:span><text:line-break/><text:span text:style-name="T10"> <text:s text:c="28"/></text:span><text:span text:style-name="T2">select </text:span><text:span text:style-name="T51">sum</text:span><text:span text:style-name="T10">(vit) </text:span><text:span text:style-name="T2">as </text:span><text:span text:style-name="T10">tot</text:span><text:line-break/><text:span text:style-name="T10"> <text:s text:c="28"/></text:span><text:span text:style-name="T2">from </text:span><text:span text:style-name="T10">(</text:span><text:line-break/><text:span text:style-name="T10"> <text:s text:c="37"/></text:span><text:span text:style-name="T2"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 </text:span><text:span text:style-name="T2">as </text:span><text:span text:style-name="T10">vit</text:span><text:line-break/><text:span text:style-name="T10"> <text:s text:c="37"/></text:span><text:span text:style-name="T2">from public</text:span><text:span text:style-name="T10">.match </text:span><text:span text:style-name="T2">m</text:span><text:line-break/><text:span text:style-name="T2"> <text:s text:c="37"/>where </text:span><text:span text:style-name="T10">tmpTeam.id = </text:span><text:span text:style-name="T2">m</text:span><text:span text:style-name="T10">.</text:span><text:span text:style-name="T14">home_team_id </text:span><text:span text:style-name="T2">and </text:span><text:span text:style-name="T14">h_team_goal </text:span><text:span text:style-name="T10">&gt; </text:span><text:span text:style-name="T14">a_team_goal</text:span><text:line-break/><text:span text:style-name="T14"> <text:s text:c="37"/></text:span><text:span text:style-name="T2">union</text:span><text:line-break/><text:span text:style-name="T2"> <text:s text:c="37"/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</text:span><text:line-break/><text:span text:style-name="T10"> <text:s text:c="37"/></text:span><text:span text:style-name="T2">from public</text:span><text:span text:style-name="T10">.match </text:span><text:span text:style-name="T2">m</text:span><text:line-break/><text:span text:style-name="T2"> <text:s text:c="37"/>where </text:span><text:span text:style-name="T10">tmpTeam.id = </text:span><text:span text:style-name="T2">m</text:span><text:span text:style-name="T10">.</text:span><text:span text:style-name="T14">away_team_id </text:span><text:span text:style-name="T2">and </text:span><text:span text:style-name="T14">h_team_goal </text:span><text:span text:style-name="T10">&lt; </text:span><text:span text:style-name="T14">a_team_goal</text:span><text:span text:style-name="T10">) </text:span><text:span text:style-name="T2">as </text:span><text:span text:style-name="T10">a</text:span><text:line-break/><text:span text:style-name="T10"> <text:s text:c="28"/>) </text:span><text:span text:style-name="T2">as </text:span><text:span text:style-name="T10">b)</text:span><text:span text:style-name="T2">;</text:span><text:line-break/><text:line-break/><text:span text:style-name="T2"> <text:s text:c="19"/></text:span><text:span text:style-name="T10">classification.draws := (</text:span><text:span text:style-name="T2">select </text:span><text:span text:style-name="T10">tot</text:span><text:line-break/><text:span text:style-name="T10"> <text:s text:c="19"/></text:span><text:span text:style-name="T2">from </text:span><text:span text:style-name="T10">(</text:span><text:line-break/><text:span text:style-name="T10"> <text:s text:c="28"/></text:span><text:span text:style-name="T2">select </text:span><text:span text:style-name="T51">sum</text:span><text:span text:style-name="T10">(par) </text:span><text:span text:style-name="T2">as </text:span><text:span text:style-name="T10">tot</text:span><text:line-break/><text:span text:style-name="T10"> <text:s text:c="28"/></text:span><text:span text:style-name="T2">from</text:span><text:span text:style-name="T10">(</text:span><text:line-break/><text:span text:style-name="T10"> <text:s text:c="36"/></text:span><text:span text:style-name="T2"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 </text:span><text:span text:style-name="T2">as </text:span><text:span text:style-name="T10">par</text:span><text:line-break/><text:span text:style-name="T10"> <text:s text:c="36"/></text:span><text:span text:style-name="T2">from public</text:span><text:span text:style-name="T10">.match </text:span><text:span text:style-name="T2">m</text:span><text:line-break/><text:span text:style-name="T2"> <text:s text:c="36"/>where </text:span><text:span text:style-name="T10">tmpTeam.id = </text:span><text:span text:style-name="T2">m</text:span><text:span text:style-name="T10">.</text:span><text:span text:style-name="T14">home_team_id </text:span><text:span text:style-name="T2">and </text:span><text:span text:style-name="T14">h_team_goal </text:span><text:span text:style-name="T10">=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</text:span><text:line-break/><text:span text:style-name="T10"> <text:s text:c="36"/></text:span><text:span text:style-name="T2">from public</text:span><text:span text:style-name="T10">.match </text:span><text:span text:style-name="T2">m</text:span><text:line-break/><text:span text:style-name="T2"> <text:s text:c="36"/>where </text:span><text:span text:style-name="T10">tmpTeam.id = </text:span><text:span text:style-name="T2">m</text:span><text:span text:style-name="T10">.</text:span><text:span text:style-name="T14">away_team_id </text:span><text:span text:style-name="T2">and </text:span><text:span text:style-name="T14">h_team_goal </text:span><text:span text:style-name="T10">= </text:span><text:span text:style-name="T14">a_team_goal</text:span><text:span text:style-name="T10">) </text:span><text:span text:style-name="T2">as </text:span><text:span text:style-name="T10">a</text:span><text:line-break/><text:span text:style-name="T10"> <text:s text:c="28"/>) </text:span><text:span text:style-name="T2">as </text:span><text:span text:style-name="T10">b)</text:span><text:span text:style-name="T2">;</text:span><text:line-break/><text:line-break/><text:span text:style-name="T2"> <text:s text:c="19"/></text:span><text:span text:style-name="T10">classification.lost := (</text:span><text:span text:style-name="T2">select </text:span><text:span text:style-name="T10">tot</text:span><text:line-break/><text:span text:style-name="T10"> <text:s text:c="19"/></text:span><text:span text:style-name="T2">from</text:span><text:span text:style-name="T10">(</text:span><text:line-break/><text:span text:style-name="T10"> <text:s text:c="27"/></text:span><text:span text:style-name="T2">select </text:span><text:span text:style-name="T51">sum</text:span><text:span text:style-name="T10">(per) </text:span><text:span text:style-name="T2">as </text:span><text:span text:style-name="T10">tot</text:span><text:line-break/><text:span text:style-name="T10"> <text:s text:c="27"/></text:span><text:span text:style-name="T2">from </text:span><text:span text:style-name="T10">(</text:span><text:line-break/><text:span text:style-name="T10"> <text:s text:c="36"/></text:span><text:span text:style-name="T2"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 </text:span><text:span text:style-name="T2">as </text:span><text:span text:style-name="T10">per</text:span><text:line-break/><text:span text:style-name="T10"> <text:s text:c="36"/></text:span><text:span text:style-name="T2">from public</text:span><text:span text:style-name="T10">.match </text:span><text:span text:style-name="T2">m</text:span><text:line-break/><text:span text:style-name="T2"> <text:s text:c="36"/>where </text:span><text:span text:style-name="T10">tmpTeam.id = </text:span><text:span text:style-name="T2">m</text:span><text:span text:style-name="T10">.</text:span><text:span text:style-name="T14">home_team_id </text:span><text:span text:style-name="T2">and </text:span><text:span text:style-name="T14">h_team_goal </text:span><text:span text:style-name="T10">&lt;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1">count</text:span><text:span text:style-name="T10">(</text:span><text:span text:style-name="T2">m</text:span><text:span text:style-name="T10">.</text:span><text:span text:style-name="T14">id</text:span><text:span text:style-name="T10">)</text:span><text:line-break/><text:span text:style-name="T10"> <text:s text:c="36"/></text:span><text:span text:style-name="T2">from public</text:span><text:span text:style-name="T10">.match </text:span><text:span text:style-name="T2">m</text:span><text:line-break/><text:soft-page-break/><text:span text:style-name="T2"> <text:s text:c="36"/>where </text:span><text:span text:style-name="T10">tmpTeam.id = </text:span><text:span text:style-name="T2">m</text:span><text:span text:style-name="T10">.</text:span><text:span text:style-name="T14">away_team_id </text:span><text:span text:style-name="T2">and </text:span><text:span text:style-name="T14">h_team_goal </text:span><text:span text:style-name="T10">&gt; </text:span><text:span text:style-name="T14">a_team_goal</text:span><text:span text:style-name="T10">) </text:span><text:span text:style-name="T2">as </text:span><text:span text:style-name="T10">a</text:span><text:line-break/><text:span text:style-name="T10"> <text:s text:c="27"/>) </text:span><text:span text:style-name="T2">as </text:span><text:span text:style-name="T10">b)</text:span><text:span text:style-name="T2">;</text:span><text:line-break/><text:line-break/><text:span text:style-name="T2"> <text:s text:c="19"/></text:span><text:span text:style-name="T10">classification.score := ((classification.victories*</text:span><text:span text:style-name="T21">3</text:span><text:span text:style-name="T10">)+classification.draws)</text:span><text:span text:style-name="T2">;</text:span><text:line-break/><text:span text:style-name="T2"> <text:s text:c="19"/></text:span><text:span text:style-name="T10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0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0">plpgsql</text:span><text:span text:style-name="T2">;</text:span></text:p>
      <text:p text:style-name="P70"/>
      <text:p text:style-name="P70"/>
      <text:p text:style-name="P71">TIPI</text:p>
      <text:p text:style-name="P71"/>
      <text:p text:style-name="P71">- best_player</text:p>
      <text:p text:style-name="P71"/>
      <text:p text:style-name="P71"><text:span text:style-name="T2">create type </text:span><text:span text:style-name="T10">best_player </text:span><text:span text:style-name="T2">as</text:span><text:span text:style-name="T10">(</text:span><text:line-break/><text:span text:style-name="T10"> <text:s text:c="3"/>team_id </text:span><text:span text:style-name="T2">int,</text:span><text:line-break/><text:span text:style-name="T2"> <text:s text:c="3"/></text:span><text:span text:style-name="T10">team_h </text:span><text:span text:style-name="T2">boolean,</text:span><text:line-break/><text:span text:style-name="T2"> <text:s text:c="3"/></text:span><text:span text:style-name="T10">player_name </text:span><text:span text:style-name="T2">varchar</text:span><text:span text:style-name="T10">(</text:span><text:span text:style-name="T21">100</text:span><text:span text:style-name="T10">)</text:span><text:span text:style-name="T2">,</text:span><text:line-break/><text:span text:style-name="T2"> <text:s text:c="3"/></text:span><text:span text:style-name="T10">rating </text:span><text:span text:style-name="T2">int</text:span><text:line-break/><text:span text:style-name="T2"> <text:s text:c="3"/></text:span><text:span text:style-name="T10">)</text:span><text:span text:style-name="T2">;</text:span></text:p>
      <text:p text:style-name="P71"/>
      <text:p text:style-name="P71">- team_classification</text:p>
      <text:p text:style-name="P71"/>
      <text:p text:style-name="P71"><text:span text:style-name="T2">create type </text:span><text:span text:style-name="T10">team_classification </text:span><text:span text:style-name="T2">as</text:span><text:span text:style-name="T10">(</text:span><text:line-break/><text:span text:style-name="T10"> <text:s text:c="3"/>league </text:span><text:span text:style-name="T2">varchar</text:span><text:span text:style-name="T10">(</text:span><text:span text:style-name="T21">100</text:span><text:span text:style-name="T10">)</text:span><text:span text:style-name="T2">,</text:span><text:line-break/><text:span text:style-name="T2"> <text:s text:c="3"/></text:span><text:span text:style-name="T10">season </text:span><text:span text:style-name="T2">int,</text:span><text:line-break/><text:span text:style-name="T2"> <text:s text:c="3"/></text:span><text:span text:style-name="T10">l_name </text:span><text:span text:style-name="T2">varchar</text:span><text:span text:style-name="T10">(</text:span><text:span text:style-name="T21">100</text:span><text:span text:style-name="T10">)</text:span><text:span text:style-name="T2">,</text:span><text:line-break/><text:span text:style-name="T2"> <text:s text:c="3"/></text:span><text:span text:style-name="T10">s_name </text:span><text:span text:style-name="T2">char</text:span><text:span text:style-name="T10">(</text:span><text:span text:style-name="T21">3</text:span><text:span text:style-name="T10">)</text:span><text:span text:style-name="T2">,</text:span><text:line-break/><text:span text:style-name="T2"> <text:s text:c="3"/></text:span><text:span text:style-name="T10">score </text:span><text:span text:style-name="T2">int,</text:span><text:line-break/><text:span text:style-name="T2"> <text:s text:c="3"/></text:span><text:span text:style-name="T10">victories </text:span><text:span text:style-name="T2">int,</text:span><text:line-break/><text:span text:style-name="T2"> <text:s text:c="3"/></text:span><text:span text:style-name="T10">draws </text:span><text:span text:style-name="T2">int,</text:span><text:line-break/><text:span text:style-name="T2"> <text:s text:c="3"/></text:span><text:span text:style-name="T10">lost </text:span><text:span text:style-name="T2">int,</text:span><text:line-break/><text:span text:style-name="T2"> <text:s text:c="3"/></text:span><text:span text:style-name="T10">played </text:span><text:span text:style-name="T2">int</text:span><text:line-break/><text:span text:style-name="T10">)</text:span><text:span text:style-name="T2">;</text:span></text:p>
      <text:p text:style-name="P71"/>
      <text:p text:style-name="P71"/>
      <text:p text:style-name="P71"/>
      <text:p text:style-name="P71"/>
      <text:p text:style-name="P71">MATERIALIZED VIEWS</text:p>
      <text:p text:style-name="P71"/>
      <text:p text:style-name="P71"><text:span text:style-name="T2">create materialized view </text:span><text:span text:style-name="T10">classifica</text:span><text:line-break/><text:span text:style-name="T2">as</text:span><text:line-break/><text:span text:style-name="T2"> <text:s/>select </text:span><text:span text:style-name="T55">* </text:span><text:span text:style-name="T2">from </text:span><text:span text:style-name="T51">func_generate_classifica</text:span><text:span text:style-name="T10">() </text:span><text:span text:style-name="T2">order by </text:span><text:span text:style-name="T10">season </text:span><text:span text:style-name="T2">desc,</text:span><text:span text:style-name="T10">league</text:span><text:span text:style-name="T2">,</text:span><text:span text:style-name="T10">score </text:span><text:span text:style-name="T2">desc;</text:span><text:line-break/><text:line-break/><text:span text:style-name="T2">refresh materialized view </text:span><text:span text:style-name="T10">classifica</text:span><text:span text:style-name="T2">;</text:span><text:line-break/><text:span text:style-name="T2">drop materialized view </text:span><text:span text:style-name="T10">classifica</text:span><text:span text:style-name="T2">;</text:span></text:p>
      <text:p text:style-name="P71"/>
      <text:p text:style-name="P71"/>
      <text:p text:style-name="P71"><text:soft-page-break/>TRIGGERS</text:p>
      <text:p text:style-name="P71"/>
      <text:p text:style-name="P71"><text:span text:style-name="T2">create trigger </text:span><text:span text:style-name="T10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51">func_refresh_classifica</text:span><text:span text:style-name="T10">()</text:span><text:span text:style-name="T2">;</text:span><text:line-break/><text:line-break/><text:span text:style-name="T2">create trigger </text:span><text:span text:style-name="T10">refresh_classifica </text:span><text:span text:style-name="T2">after insert or update or delete</text:span><text:line-break/><text:span text:style-name="T2"> <text:s/>on </text:span><text:span text:style-name="T10">league</text:span><text:line-break/><text:span text:style-name="T10"> <text:s/></text:span><text:span text:style-name="T2">for each statement</text:span><text:line-break/><text:span text:style-name="T2">execute procedure </text:span><text:span text:style-name="T51">func_refresh_classifica</text:span><text:span text:style-name="T10">()</text:span><text:span text:style-name="T2">;</text:span><text:line-break/><text:line-break/><text:span text:style-name="T2">create trigger </text:span><text:span text:style-name="T10">refresh_classifica </text:span><text:span text:style-name="T2">after insert or update or delete</text:span><text:line-break/><text:span text:style-name="T2"> <text:s/>on </text:span><text:span text:style-name="T10">country</text:span><text:line-break/><text:span text:style-name="T10"> <text:s/></text:span><text:span text:style-name="T2">for each statement</text:span><text:line-break/><text:span text:style-name="T2">execute procedure </text:span><text:span text:style-name="T51">func_refresh_classifica</text:span><text:span text:style-name="T10">()</text:span><text:span text:style-name="T2">;</text:span><text:line-break/><text:line-break/><text:span text:style-name="T2">create trigger </text:span><text:span text:style-name="T10">refresh_classifica </text:span><text:span text:style-name="T2">after insert or update or delete</text:span><text:line-break/><text:span text:style-name="T2"> <text:s/>on </text:span><text:span text:style-name="T10">team</text:span><text:line-break/><text:span text:style-name="T10"> <text:s/></text:span><text:span text:style-name="T2">for each statement</text:span><text:line-break/><text:span text:style-name="T2">execute procedure </text:span><text:span text:style-name="T51">func_refresh_classifica</text:span><text:span text:style-name="T10">()</text:span><text:span text:style-name="T2">;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2">FRONTEND</text:p>
      <text:p text:style-name="P72"/>
      <text:p text:style-name="P68">- metto pagine php e spiego il perché di alcuni aspetti di realizz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02T22:08:10.278417845</dc:date>
    <meta:editing-duration>PT14H48M40S</meta:editing-duration>
    <meta:editing-cycles>38</meta:editing-cycles>
    <meta:generator>LibreOffice/6.2.8.2$Linux_X86_64 LibreOffice_project/20$Build-2</meta:generator>
    <dc:creator>andrea ranalli</dc:creator>
    <meta:document-statistic meta:table-count="0" meta:image-count="0" meta:object-count="0" meta:page-count="26" meta:paragraph-count="211" meta:word-count="4287" meta:character-count="35476" meta:non-whitespace-character-count="26590"/>
  </office:meta>
</office:document-meta>
</file>